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34" style:master-page-name="MasterPage2" style:family="paragraph" style:name="P40">
      <style:paragraph-properties fo:line-height="107.917%" fo:margin-top="0pt" fo:margin-bottom="8pt"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52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53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54">
      <style:text-properties fo:color="#000000" fo:font-family="Arial" style:font-family-complex="Arial" fo:font-size="11pt" style:font-size-complex="11pt" style:language-complex="hi" style:country-complex="IN"/>
    </style:style>
    <style:style style:parent-style-name="741" style:family="paragraph" style:name="P43">
      <style:paragraph-properties fo:line-height="107.917%" fo:text-align="center" fo:margin-top="24pt" fo:margin-bottom="6pt"/>
      <style:text-properties fo:color="#000000" fo:font-family="Arial" style:font-family-complex="Arial" fo:font-size="20pt" style:font-size-complex="20pt" style:language-complex="hi" style:country-complex="IN"/>
    </style:style>
    <style:style style:family="text" style:name="T55">
      <style:text-properties fo:color="#000000" fo:font-family="Arial" style:font-family-complex="Arial" fo:font-size="20pt" style:font-size-complex="20pt" style:language-complex="hi" style:country-complex="IN"/>
    </style:style>
    <style:style style:family="text" style:name="T56">
      <style:text-properties fo:color="#000000" fo:font-family="Arial" style:font-family-complex="Arial" fo:font-size="20pt" style:font-size-complex="20pt" style:language-complex="hi" style:country-complex="IN"/>
    </style:style>
    <style:style style:family="text" style:name="T57">
      <style:text-properties fo:color="#000000" fo:font-family="Calibri" style:font-family-complex="Calibri" fo:font-size="24pt" style:font-size-complex="24pt" style:language-complex="hi" style:country-complex="IN" fo:font-weight="bold"/>
    </style:style>
    <style:style style:family="text" style:name="T58">
      <style:text-properties fo:color="#000000" fo:font-family="Arial" style:font-family-complex="Arial" fo:font-size="20pt" style:font-size-complex="20pt" style:language-complex="hi" style:country-complex="IN"/>
    </style:style>
    <style:style style:family="text" style:name="T59">
      <style:text-properties fo:color="#000000" fo:font-family="Arial" style:font-family-complex="Arial" fo:font-size="20pt" style:font-size-complex="20pt" style:language-complex="hi" style:country-complex="IN"/>
    </style:style>
    <style:style style:family="table" style:name="ta1">
      <style:table-properties style:width="16.49cm" fo:margin-left="0cm" table:align="left"/>
    </style:style>
    <style:style style:family="table-column" style:name="co1">
      <style:table-column-properties style:column-width="16.49cm"/>
    </style:style>
    <style:style style:family="table-row" style:name="ro1">
      <style:table-row-properties/>
    </style:style>
    <style:style style:family="table-cell" style:name="ce2">
      <style:table-cell-properties fo:border="0.01764cm solid #000000" fo:padding-top="0cm" fo:padding-bottom="0cm" fo:padding-left="0.1993cm" fo:padding-right="0.1905cm"/>
    </style:style>
    <style:style style:parent-style-name="734" style:family="paragraph" style:name="P44">
      <style:paragraph-properties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60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61"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62">
      <style:text-properties fo:color="#000000" fo:font-family="Arial" style:font-family-complex="Arial" fo:font-size="11pt" style:font-size-complex="11pt" style:language-complex="hi" style:country-complex="IN"/>
    </style:style>
    <style:style style:family="table-row" style:name="ro2">
      <style:table-row-properties/>
    </style:style>
    <style:style style:family="table-cell" style:name="ce3">
      <style:table-cell-properties fo:border="0.01764cm solid #000000" fo:padding-top="0cm" fo:padding-bottom="0cm" fo:padding-left="0.1993cm" fo:padding-right="0.1905cm"/>
    </style:style>
    <style:style style:parent-style-name="734" style:family="paragraph" style:name="P45">
      <style:paragraph-properties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63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64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65">
      <style:text-properties fo:color="#000000" fo:font-family="Arial" style:font-family-complex="Arial" fo:font-size="11pt" style:font-size-complex="11pt" style:language-complex="hi" style:country-complex="IN"/>
    </style:style>
    <style:style style:family="table" style:name="ta2">
      <style:table-properties style:width="15.17cm" fo:margin-left="0cm" table:align="left"/>
    </style:style>
    <style:style style:family="table-column" style:name="co2">
      <style:table-column-properties style:column-width="2.921cm"/>
    </style:style>
    <style:style style:family="table-column" style:name="co3">
      <style:table-column-properties style:column-width="12.25cm"/>
    </style:style>
    <style:style style:family="table-row" style:name="ro3">
      <style:table-row-properties/>
    </style:style>
    <style:style style:family="table-cell" style:name="ce5">
      <style:table-cell-properties fo:background-color="#d9e2f3" fo:border="0.01764cm solid #000000" fo:padding-top="0cm" fo:padding-bottom="0cm" fo:padding-left="0.1905cm" fo:padding-right="0.1905cm"/>
    </style:style>
    <style:style style:parent-style-name="734" style:family="paragraph" style:name="P46">
      <style:paragraph-properties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66">
      <style:text-properties fo:color="#000000" fo:font-family="Calibri" style:font-family-complex="Calibri" fo:font-size="11pt" style:font-size-complex="11pt" style:language-complex="hi" style:country-complex="IN" fo:font-weight="bold"/>
    </style:style>
    <style:style style:family="text" style:name="T67"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68">
      <style:text-properties fo:color="#000000" fo:font-family="Arial" style:font-family-complex="Arial" fo:font-size="11pt" style:font-size-complex="11pt" style:language-complex="hi" style:country-complex="IN"/>
    </style:style>
    <style:style style:family="table-cell" style:name="ce6">
      <style:table-cell-properties fo:border="0.01764cm solid #000000" fo:padding-top="0cm" fo:padding-bottom="0cm" fo:padding-left="0.1905cm" fo:padding-right="0.1905cm"/>
    </style:style>
    <style:style style:parent-style-name="734" style:family="paragraph" style:name="P47">
      <style:paragraph-properties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69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70"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71">
      <style:text-properties fo:color="#000000" fo:font-family="Arial" style:font-family-complex="Arial" fo:font-size="11pt" style:font-size-complex="11pt" style:language-complex="hi" style:country-complex="IN"/>
    </style:style>
    <style:style style:family="table-row" style:name="ro4">
      <style:table-row-properties/>
    </style:style>
    <style:style style:family="table-cell" style:name="ce7">
      <style:table-cell-properties fo:background-color="#d9e2f3" fo:border="0.01764cm solid #000000" fo:padding-top="0cm" fo:padding-bottom="0cm" fo:padding-left="0.1905cm" fo:padding-right="0.1905cm"/>
    </style:style>
    <style:style style:parent-style-name="734" style:family="paragraph" style:name="P48">
      <style:paragraph-properties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72">
      <style:text-properties fo:color="#000000" fo:font-family="Calibri" style:font-family-complex="Calibri" fo:font-size="11pt" style:font-size-complex="11pt" style:language-complex="hi" style:country-complex="IN" fo:font-weight="bold"/>
    </style:style>
    <style:style style:family="text" style:name="T73"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74">
      <style:text-properties fo:color="#000000" fo:font-family="Arial" style:font-family-complex="Arial" fo:font-size="11pt" style:font-size-complex="11pt" style:language-complex="hi" style:country-complex="IN"/>
    </style:style>
    <style:style style:family="table-cell" style:name="ce8">
      <style:table-cell-properties fo:border="0.01764cm solid #000000" fo:padding-top="0cm" fo:padding-bottom="0cm" fo:padding-left="0.1905cm" fo:padding-right="0.1905cm"/>
    </style:style>
    <style:style style:parent-style-name="734" style:family="paragraph" style:name="P49">
      <style:paragraph-properties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75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76"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77">
      <style:text-properties fo:color="#000000" fo:font-family="Arial" style:font-family-complex="Arial" fo:font-size="11pt" style:font-size-complex="11pt" style:language-complex="hi" style:country-complex="IN"/>
    </style:style>
    <style:style style:family="table-row" style:name="ro5">
      <style:table-row-properties/>
    </style:style>
    <style:style style:family="table-cell" style:name="ce9">
      <style:table-cell-properties fo:background-color="#d9e2f3" fo:border="0.01764cm solid #000000" fo:padding-top="0cm" fo:padding-bottom="0cm" fo:padding-left="0.1905cm" fo:padding-right="0.1905cm"/>
    </style:style>
    <style:style style:parent-style-name="734" style:family="paragraph" style:name="P50">
      <style:paragraph-properties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78">
      <style:text-properties fo:color="#000000" fo:font-family="Calibri" style:font-family-complex="Calibri" fo:font-size="11pt" style:font-size-complex="11pt" style:language-complex="hi" style:country-complex="IN" fo:font-weight="bold"/>
    </style:style>
    <style:style style:family="text" style:name="T79"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80">
      <style:text-properties fo:color="#000000" fo:font-family="Arial" style:font-family-complex="Arial" fo:font-size="11pt" style:font-size-complex="11pt" style:language-complex="hi" style:country-complex="IN"/>
    </style:style>
    <style:style style:family="table-cell" style:name="ce10">
      <style:table-cell-properties fo:border="0.01764cm solid #000000" fo:padding-top="0cm" fo:padding-bottom="0cm" fo:padding-left="0.1905cm" fo:padding-right="0.1905cm"/>
    </style:style>
    <style:style style:parent-style-name="734" style:family="paragraph" style:name="P51">
      <style:paragraph-properties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81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82"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83">
      <style:text-properties fo:color="#000000" fo:font-family="Arial" style:font-family-complex="Arial" fo:font-size="11pt" style:font-size-complex="11pt" style:language-complex="hi" style:country-complex="IN"/>
    </style:style>
    <style:style style:parent-style-name="734" style:family="paragraph" style:name="P52">
      <style:paragraph-properties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84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85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86">
      <style:text-properties fo:color="#000000" fo:font-family="Arial" style:font-family-complex="Arial" fo:font-size="11pt" style:font-size-complex="11pt" style:language-complex="hi" style:country-complex="IN"/>
    </style:style>
    <style:style style:parent-style-name="742" style:family="paragraph" style:name="P53">
      <style:paragraph-properties fo:line-height="100%" fo:margin-top="18pt" fo:margin-bottom="4pt"/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87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88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89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90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91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parent-style-name="734" style:family="paragraph" style:name="P54">
      <style:paragraph-properties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92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93"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94">
      <style:text-properties fo:color="#000000" fo:font-family="Arial" style:font-family-complex="Arial" fo:font-size="11pt" style:font-size-complex="11pt" style:language-complex="hi" style:country-complex="IN"/>
    </style:style>
    <style:style style:parent-style-name="734" style:family="paragraph" style:name="P55">
      <style:paragraph-properties/>
      <style:text-properties fo:color="#000000" fo:font-family="Arial" style:font-family-complex="Arial" fo:font-size="11pt" style:font-size-complex="11pt" style:language-complex="hi" style:country-complex="IN" fo:font-style="italic"/>
    </style:style>
    <style:style style:family="text" style:name="T95">
      <style:text-properties fo:color="#000000" fo:font-family="Calibri" style:font-family-complex="Calibri" fo:font-size="11pt" style:font-size-complex="11pt" style:language-complex="hi" style:country-complex="IN" fo:font-style="italic"/>
    </style:style>
    <style:style style:family="text" style:name="T96">
      <style:text-properties fo:color="#000000" fo:font-family="Calibri" style:font-family-complex="Calibri" fo:font-size="11pt" style:font-size-complex="11pt" style:language-complex="hi" style:country-complex="IN" fo:font-style="italic"/>
    </style:style>
    <style:style style:family="text" style:name="T97">
      <style:text-properties fo:color="#000000" fo:font-family="Arial" style:font-family-complex="Arial" fo:font-size="11pt" style:font-size-complex="11pt" style:language-complex="hi" style:country-complex="IN" fo:font-style="italic"/>
    </style:style>
    <style:style style:parent-style-name="734" style:family="paragraph" style:name="P56">
      <style:paragraph-properties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98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99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100">
      <style:text-properties fo:color="#000000" fo:font-family="Arial" style:font-family-complex="Arial" fo:font-size="11pt" style:font-size-complex="11pt" style:language-complex="hi" style:country-complex="IN"/>
    </style:style>
    <style:style style:family="table" style:name="ta3">
      <style:table-properties style:width="16.09cm" fo:margin-left="0cm" table:align="left"/>
    </style:style>
    <style:style style:family="table-column" style:name="co4">
      <style:table-column-properties style:column-width="8.047cm"/>
    </style:style>
    <style:style style:family="table-column" style:name="co5">
      <style:table-column-properties style:column-width="8.046cm"/>
    </style:style>
    <style:style style:family="table-row" style:name="ro6">
      <style:table-row-properties/>
    </style:style>
    <style:style style:family="table-cell" style:name="ce12">
      <style:table-cell-properties fo:background-color="#d9e2f3" fo:border="0.01764cm solid #000000" fo:padding-top="0cm" fo:padding-bottom="0cm" fo:padding-left="0.1905cm" fo:padding-right="0.1905cm"/>
    </style:style>
    <style:style style:parent-style-name="734" style:family="paragraph" style:name="P57">
      <style:paragraph-properties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101">
      <style:text-properties fo:color="#000000" fo:font-family="Calibri" style:font-family-complex="Calibri" fo:font-size="11pt" style:font-size-complex="11pt" style:language-complex="hi" style:country-complex="IN" fo:font-weight="bold"/>
    </style:style>
    <style:style style:family="text" style:name="T102"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103">
      <style:text-properties fo:color="#000000" fo:font-family="Arial" style:font-family-complex="Arial" fo:font-size="11pt" style:font-size-complex="11pt" style:language-complex="hi" style:country-complex="IN"/>
    </style:style>
    <style:style style:family="table-row" style:name="ro7">
      <style:table-row-properties/>
    </style:style>
    <style:style style:family="table-cell" style:name="ce13">
      <style:table-cell-properties fo:border="0.01764cm solid #000000" fo:padding-top="0cm" fo:padding-bottom="0cm" fo:padding-left="0.1905cm" fo:padding-right="0.1905cm"/>
    </style:style>
    <style:style style:parent-style-name="734" style:family="paragraph" style:name="P58">
      <style:paragraph-properties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104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105"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106">
      <style:text-properties fo:color="#000000" fo:font-family="Arial" style:font-family-complex="Arial" fo:font-size="11pt" style:font-size-complex="11pt" style:language-complex="hi" style:country-complex="IN"/>
    </style:style>
    <style:style style:family="table-cell" style:name="ce14">
      <style:table-cell-properties fo:border="0.01764cm solid #000000" fo:padding-top="0cm" fo:padding-bottom="0cm" fo:padding-left="0.1905cm" fo:padding-right="0.1905cm"/>
    </style:style>
    <style:style style:parent-style-name="734" style:family="paragraph" style:name="P59">
      <style:paragraph-properties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107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108"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109">
      <style:text-properties fo:color="#000000" fo:font-family="Arial" style:font-family-complex="Arial" fo:font-size="11pt" style:font-size-complex="11pt" style:language-complex="hi" style:country-complex="IN"/>
    </style:style>
    <style:style style:parent-style-name="734" style:family="paragraph" style:name="P60">
      <style:paragraph-properties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110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111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112">
      <style:text-properties fo:color="#000000" fo:font-family="Arial" style:font-family-complex="Arial" fo:font-size="11pt" style:font-size-complex="11pt" style:language-complex="hi" style:country-complex="IN"/>
    </style:style>
    <style:style style:parent-style-name="734" style:family="paragraph" style:name="P61">
      <style:paragraph-properties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113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114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115">
      <style:text-properties fo:color="#000000" fo:font-family="Arial" style:font-family-complex="Arial" fo:font-size="11pt" style:font-size-complex="11pt" style:language-complex="hi" style:country-complex="IN"/>
    </style:style>
    <style:style style:family="paragraph" style:name="P62">
      <style:paragraph-properties/>
      <style:text-properties/>
    </style:style>
    <style:style style:master-page-name="MasterPage3" style:family="paragraph" style:name="P63">
      <style:paragraph-properties fo:break-before="page"/>
      <style:text-properties/>
    </style:style>
    <style:style style:family="table" style:name="ta4">
      <style:table-properties style:width="16.49cm" fo:margin-left="0cm" table:align="left"/>
    </style:style>
    <style:style style:family="table-column" style:name="co6">
      <style:table-column-properties style:column-width="16.49cm"/>
    </style:style>
    <style:style style:family="table-row" style:name="ro8">
      <style:table-row-properties/>
    </style:style>
    <style:style style:family="table-cell" style:name="ce16">
      <style:table-cell-properties fo:border="0.01764cm solid #000000" fo:padding-top="0cm" fo:padding-bottom="0cm" fo:padding-left="0.1993cm" fo:padding-right="0.1905cm"/>
    </style:style>
    <style:style style:parent-style-name="742" style:family="paragraph" style:name="P66">
      <style:paragraph-properties/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116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117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118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parent-style-name="734" style:family="paragraph" style:name="P67">
      <style:paragraph-properties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119">
      <style:text-properties style:language-complex="hi" style:country-complex="IN"/>
    </style:style>
    <style:style style:family="text" style:name="T120">
      <style:text-properties style:language-complex="hi" style:country-complex="IN"/>
    </style:style>
    <style:style style:family="text" style:name="T121">
      <style:text-properties style:language-complex="hi" style:country-complex="IN"/>
    </style:style>
    <style:style style:family="paragraph" style:name="P68">
      <style:paragraph-properties style:line-height-at-least="9.95pt" fo:margin-left="0cm" fo:margin-right="0cm" fo:text-indent="0.4974cm" fo:background-color="#eeeeee" fo:border="none"/>
      <style:text-properties fo:color="#333333" fo:font-family="CaskaydiaCove NF" style:font-family-complex="CaskaydiaCove NF" fo:font-size="10pt" style:font-size-complex="10pt"/>
    </style:style>
    <style:style style:family="text" style:name="T122">
      <style:text-properties fo:color="#333333" fo:font-family="CaskaydiaCove NF" style:font-family-complex="CaskaydiaCove NF" fo:font-size="10pt" style:font-size-complex="10pt"/>
    </style:style>
    <style:style style:family="text" style:name="T123">
      <style:text-properties fo:color="#333333" fo:font-family="CaskaydiaCove NF" style:font-family-complex="CaskaydiaCove NF" fo:font-size="10pt" style:font-size-complex="10pt"/>
    </style:style>
    <style:style style:family="text" style:name="T124">
      <style:text-properties fo:color="#333333" fo:font-family="CaskaydiaCove NF" style:font-family-complex="CaskaydiaCove NF" fo:font-size="10pt" style:font-size-complex="10pt"/>
    </style:style>
    <style:style style:family="paragraph" style:name="P69">
      <style:paragraph-properties style:line-height-at-least="9.95pt" fo:margin-left="0cm" fo:margin-right="0cm" fo:text-indent="0.4974cm" fo:background-color="#eeeeee" fo:border="none"/>
      <style:text-properties fo:color="#333333" fo:font-family="CaskaydiaCove NF" style:font-family-complex="CaskaydiaCove NF" fo:font-size="10pt" style:font-size-complex="10pt"/>
    </style:style>
    <style:style style:family="text" style:name="T125">
      <style:text-properties fo:color="#333333" fo:font-family="CaskaydiaCove NF" style:font-family-complex="CaskaydiaCove NF" fo:font-size="10pt" style:font-size-complex="10pt"/>
    </style:style>
    <style:style style:family="text" style:name="T126">
      <style:text-properties fo:color="#333333" fo:font-family="CaskaydiaCove NF" style:font-family-complex="CaskaydiaCove NF" fo:font-size="10pt" style:font-size-complex="10pt"/>
    </style:style>
    <style:style style:family="text" style:name="T127">
      <style:text-properties fo:color="#333333" fo:font-family="CaskaydiaCove NF" style:font-family-complex="CaskaydiaCove NF" fo:font-size="10pt" style:font-size-complex="10pt"/>
    </style:style>
    <style:style style:family="text" style:name="T128">
      <style:text-properties fo:color="#333333" fo:font-family="CaskaydiaCove NF" style:font-family-complex="CaskaydiaCove NF" fo:font-size="10pt" style:font-size-complex="10pt"/>
    </style:style>
    <style:style style:family="text" style:name="T129">
      <style:text-properties fo:color="#333333" fo:font-family="CaskaydiaCove NF" style:font-family-complex="CaskaydiaCove NF" fo:font-size="10pt" style:font-size-complex="10pt"/>
    </style:style>
    <style:style style:family="paragraph" style:name="P70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130">
      <style:text-properties fo:color="#333333" fo:font-family="CaskaydiaCove NF" style:font-family-complex="CaskaydiaCove NF" fo:font-size="10pt"/>
    </style:style>
    <style:style style:family="text" style:name="T131">
      <style:text-properties fo:font-family="CaskaydiaCove NF" style:font-family-complex="CaskaydiaCove NF"/>
    </style:style>
    <style:style style:family="text" style:name="T132">
      <style:text-properties fo:font-family="CaskaydiaCove NF" style:font-family-complex="CaskaydiaCove NF"/>
    </style:style>
    <style:style style:family="paragraph" style:name="P71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133">
      <style:text-properties fo:color="#333333" fo:font-family="CaskaydiaCove NF" style:font-family-complex="CaskaydiaCove NF" fo:font-size="10pt"/>
    </style:style>
    <style:style style:family="text" style:name="T134">
      <style:text-properties fo:font-family="CaskaydiaCove NF" style:font-family-complex="CaskaydiaCove NF"/>
    </style:style>
    <style:style style:family="text" style:name="T135">
      <style:text-properties fo:font-family="CaskaydiaCove NF" style:font-family-complex="CaskaydiaCove NF"/>
    </style:style>
    <style:style style:family="paragraph" style:name="P72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136">
      <style:text-properties fo:color="#333333" fo:font-family="CaskaydiaCove NF" style:font-family-complex="CaskaydiaCove NF" fo:font-size="10pt"/>
    </style:style>
    <style:style style:family="text" style:name="T137">
      <style:text-properties fo:font-family="CaskaydiaCove NF" style:font-family-complex="CaskaydiaCove NF"/>
    </style:style>
    <style:style style:family="text" style:name="T138">
      <style:text-properties fo:font-family="CaskaydiaCove NF" style:font-family-complex="CaskaydiaCove NF"/>
    </style:style>
    <style:style style:family="paragraph" style:name="P73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139">
      <style:text-properties fo:color="#333333" fo:font-family="CaskaydiaCove NF" style:font-family-complex="CaskaydiaCove NF" fo:font-size="10pt"/>
    </style:style>
    <style:style style:family="text" style:name="T140">
      <style:text-properties fo:font-family="CaskaydiaCove NF" style:font-family-complex="CaskaydiaCove NF"/>
    </style:style>
    <style:style style:family="text" style:name="T141">
      <style:text-properties fo:font-family="CaskaydiaCove NF" style:font-family-complex="CaskaydiaCove NF"/>
    </style:style>
    <style:style style:family="paragraph" style:name="P74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142">
      <style:text-properties fo:color="#333333" fo:font-family="CaskaydiaCove NF" style:font-family-complex="CaskaydiaCove NF" fo:font-size="10pt"/>
    </style:style>
    <style:style style:family="text" style:name="T143">
      <style:text-properties fo:font-family="CaskaydiaCove NF" style:font-family-complex="CaskaydiaCove NF"/>
    </style:style>
    <style:style style:family="text" style:name="T144">
      <style:text-properties fo:font-family="CaskaydiaCove NF" style:font-family-complex="CaskaydiaCove NF"/>
    </style:style>
    <style:style style:family="paragraph" style:name="P75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145">
      <style:text-properties fo:color="#333333" fo:font-family="CaskaydiaCove NF" style:font-family-complex="CaskaydiaCove NF" fo:font-size="10pt"/>
    </style:style>
    <style:style style:family="text" style:name="T146">
      <style:text-properties fo:font-family="CaskaydiaCove NF" style:font-family-complex="CaskaydiaCove NF"/>
    </style:style>
    <style:style style:family="text" style:name="T147">
      <style:text-properties fo:font-family="CaskaydiaCove NF" style:font-family-complex="CaskaydiaCove NF"/>
    </style:style>
    <style:style style:family="paragraph" style:name="P76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148">
      <style:text-properties fo:color="#333333" fo:font-family="CaskaydiaCove NF" style:font-family-complex="CaskaydiaCove NF" fo:font-size="10pt"/>
    </style:style>
    <style:style style:family="text" style:name="T149">
      <style:text-properties fo:font-family="CaskaydiaCove NF" style:font-family-complex="CaskaydiaCove NF"/>
    </style:style>
    <style:style style:family="text" style:name="T150">
      <style:text-properties fo:font-family="CaskaydiaCove NF" style:font-family-complex="CaskaydiaCove NF"/>
    </style:style>
    <style:style style:family="paragraph" style:name="P77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151">
      <style:text-properties fo:color="#333333" fo:font-family="CaskaydiaCove NF" style:font-family-complex="CaskaydiaCove NF" fo:font-size="10pt"/>
    </style:style>
    <style:style style:family="text" style:name="T152">
      <style:text-properties fo:font-family="CaskaydiaCove NF" style:font-family-complex="CaskaydiaCove NF"/>
    </style:style>
    <style:style style:family="text" style:name="T153">
      <style:text-properties fo:font-family="CaskaydiaCove NF" style:font-family-complex="CaskaydiaCove NF"/>
    </style:style>
    <style:style style:family="paragraph" style:name="P78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154">
      <style:text-properties fo:color="#333333" fo:font-family="CaskaydiaCove NF" style:font-family-complex="CaskaydiaCove NF" fo:font-size="10pt"/>
    </style:style>
    <style:style style:family="text" style:name="T155">
      <style:text-properties fo:font-family="CaskaydiaCove NF" style:font-family-complex="CaskaydiaCove NF"/>
    </style:style>
    <style:style style:family="text" style:name="T156">
      <style:text-properties fo:font-family="CaskaydiaCove NF" style:font-family-complex="CaskaydiaCove NF"/>
    </style:style>
    <style:style style:family="paragraph" style:name="P79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157">
      <style:text-properties fo:color="#333333" fo:font-family="CaskaydiaCove NF" style:font-family-complex="CaskaydiaCove NF" fo:font-size="10pt"/>
    </style:style>
    <style:style style:family="text" style:name="T158">
      <style:text-properties fo:font-family="CaskaydiaCove NF" style:font-family-complex="CaskaydiaCove NF"/>
    </style:style>
    <style:style style:family="text" style:name="T159">
      <style:text-properties fo:font-family="CaskaydiaCove NF" style:font-family-complex="CaskaydiaCove NF"/>
    </style:style>
    <style:style style:family="paragraph" style:name="P80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160">
      <style:text-properties fo:color="#333333" fo:font-family="CaskaydiaCove NF" style:font-family-complex="CaskaydiaCove NF" fo:font-size="10pt"/>
    </style:style>
    <style:style style:family="text" style:name="T161">
      <style:text-properties fo:font-family="CaskaydiaCove NF" style:font-family-complex="CaskaydiaCove NF"/>
    </style:style>
    <style:style style:family="text" style:name="T162">
      <style:text-properties fo:font-family="CaskaydiaCove NF" style:font-family-complex="CaskaydiaCove NF"/>
    </style:style>
    <style:style style:family="paragraph" style:name="P81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163">
      <style:text-properties fo:color="#333333" fo:font-family="CaskaydiaCove NF" style:font-family-complex="CaskaydiaCove NF" fo:font-size="10pt"/>
    </style:style>
    <style:style style:family="text" style:name="T164">
      <style:text-properties fo:font-family="CaskaydiaCove NF" style:font-family-complex="CaskaydiaCove NF"/>
    </style:style>
    <style:style style:family="text" style:name="T165">
      <style:text-properties fo:font-family="CaskaydiaCove NF" style:font-family-complex="CaskaydiaCove NF"/>
    </style:style>
    <style:style style:family="paragraph" style:name="P82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166">
      <style:text-properties fo:color="#333333" fo:font-family="CaskaydiaCove NF" style:font-family-complex="CaskaydiaCove NF" fo:font-size="10pt"/>
    </style:style>
    <style:style style:family="text" style:name="T167">
      <style:text-properties fo:font-family="CaskaydiaCove NF" style:font-family-complex="CaskaydiaCove NF"/>
    </style:style>
    <style:style style:family="text" style:name="T168">
      <style:text-properties fo:font-family="CaskaydiaCove NF" style:font-family-complex="CaskaydiaCove NF"/>
    </style:style>
    <style:style style:family="paragraph" style:name="P83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169">
      <style:text-properties fo:color="#333333" fo:font-family="CaskaydiaCove NF" style:font-family-complex="CaskaydiaCove NF" fo:font-size="10pt"/>
    </style:style>
    <style:style style:family="text" style:name="T170">
      <style:text-properties fo:font-family="CaskaydiaCove NF" style:font-family-complex="CaskaydiaCove NF"/>
    </style:style>
    <style:style style:family="text" style:name="T171">
      <style:text-properties fo:font-family="CaskaydiaCove NF" style:font-family-complex="CaskaydiaCove NF"/>
    </style:style>
    <style:style style:family="paragraph" style:name="P84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172">
      <style:text-properties fo:color="#333333" fo:font-family="CaskaydiaCove NF" style:font-family-complex="CaskaydiaCove NF" fo:font-size="10pt"/>
    </style:style>
    <style:style style:family="text" style:name="T173">
      <style:text-properties fo:font-family="CaskaydiaCove NF" style:font-family-complex="CaskaydiaCove NF"/>
    </style:style>
    <style:style style:family="text" style:name="T174">
      <style:text-properties fo:font-family="CaskaydiaCove NF" style:font-family-complex="CaskaydiaCove NF"/>
    </style:style>
    <style:style style:family="paragraph" style:name="P85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175">
      <style:text-properties fo:color="#333333" fo:font-family="CaskaydiaCove NF" style:font-family-complex="CaskaydiaCove NF" fo:font-size="10pt"/>
    </style:style>
    <style:style style:family="text" style:name="T176">
      <style:text-properties fo:font-family="CaskaydiaCove NF" style:font-family-complex="CaskaydiaCove NF"/>
    </style:style>
    <style:style style:family="text" style:name="T177">
      <style:text-properties fo:font-family="CaskaydiaCove NF" style:font-family-complex="CaskaydiaCove NF"/>
    </style:style>
    <style:style style:family="paragraph" style:name="P86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178">
      <style:text-properties fo:color="#333333" fo:font-family="CaskaydiaCove NF" style:font-family-complex="CaskaydiaCove NF" fo:font-size="10pt"/>
    </style:style>
    <style:style style:family="text" style:name="T179">
      <style:text-properties fo:font-family="CaskaydiaCove NF" style:font-family-complex="CaskaydiaCove NF"/>
    </style:style>
    <style:style style:family="text" style:name="T180">
      <style:text-properties fo:font-family="CaskaydiaCove NF" style:font-family-complex="CaskaydiaCove NF"/>
    </style:style>
    <style:style style:family="paragraph" style:name="P87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181">
      <style:text-properties fo:color="#333333" fo:font-family="CaskaydiaCove NF" style:font-family-complex="CaskaydiaCove NF" fo:font-size="10pt"/>
    </style:style>
    <style:style style:family="text" style:name="T182">
      <style:text-properties fo:font-family="CaskaydiaCove NF" style:font-family-complex="CaskaydiaCove NF"/>
    </style:style>
    <style:style style:family="text" style:name="T183">
      <style:text-properties fo:font-family="CaskaydiaCove NF" style:font-family-complex="CaskaydiaCove NF"/>
    </style:style>
    <style:style style:family="paragraph" style:name="P88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184">
      <style:text-properties fo:color="#333333" fo:font-family="CaskaydiaCove NF" style:font-family-complex="CaskaydiaCove NF" fo:font-size="10pt"/>
    </style:style>
    <style:style style:family="text" style:name="T185">
      <style:text-properties fo:font-family="CaskaydiaCove NF" style:font-family-complex="CaskaydiaCove NF"/>
    </style:style>
    <style:style style:family="text" style:name="T186">
      <style:text-properties fo:font-family="CaskaydiaCove NF" style:font-family-complex="CaskaydiaCove NF"/>
    </style:style>
    <style:style style:family="paragraph" style:name="P89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187">
      <style:text-properties fo:color="#333333" fo:font-family="CaskaydiaCove NF" style:font-family-complex="CaskaydiaCove NF" fo:font-size="10pt"/>
    </style:style>
    <style:style style:family="text" style:name="T188">
      <style:text-properties fo:font-family="CaskaydiaCove NF" style:font-family-complex="CaskaydiaCove NF"/>
    </style:style>
    <style:style style:family="text" style:name="T189">
      <style:text-properties fo:font-family="CaskaydiaCove NF" style:font-family-complex="CaskaydiaCove NF"/>
    </style:style>
    <style:style style:family="paragraph" style:name="P90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190">
      <style:text-properties fo:color="#333333" fo:font-family="CaskaydiaCove NF" style:font-family-complex="CaskaydiaCove NF" fo:font-size="10pt"/>
    </style:style>
    <style:style style:family="text" style:name="T191">
      <style:text-properties fo:font-family="CaskaydiaCove NF" style:font-family-complex="CaskaydiaCove NF"/>
    </style:style>
    <style:style style:family="text" style:name="T192">
      <style:text-properties fo:font-family="CaskaydiaCove NF" style:font-family-complex="CaskaydiaCove NF"/>
    </style:style>
    <style:style style:family="paragraph" style:name="P91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193">
      <style:text-properties fo:color="#333333" fo:font-family="CaskaydiaCove NF" style:font-family-complex="CaskaydiaCove NF" fo:font-size="10pt"/>
    </style:style>
    <style:style style:family="text" style:name="T194">
      <style:text-properties fo:font-family="CaskaydiaCove NF" style:font-family-complex="CaskaydiaCove NF"/>
    </style:style>
    <style:style style:family="text" style:name="T195">
      <style:text-properties fo:font-family="CaskaydiaCove NF" style:font-family-complex="CaskaydiaCove NF"/>
    </style:style>
    <style:style style:family="paragraph" style:name="P92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196">
      <style:text-properties fo:color="#333333" fo:font-family="CaskaydiaCove NF" style:font-family-complex="CaskaydiaCove NF" fo:font-size="10pt"/>
    </style:style>
    <style:style style:family="text" style:name="T197">
      <style:text-properties fo:font-family="CaskaydiaCove NF" style:font-family-complex="CaskaydiaCove NF"/>
    </style:style>
    <style:style style:family="text" style:name="T198">
      <style:text-properties fo:font-family="CaskaydiaCove NF" style:font-family-complex="CaskaydiaCove NF"/>
    </style:style>
    <style:style style:family="paragraph" style:name="P93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199">
      <style:text-properties fo:color="#333333" fo:font-family="CaskaydiaCove NF" style:font-family-complex="CaskaydiaCove NF" fo:font-size="10pt"/>
    </style:style>
    <style:style style:family="text" style:name="T200">
      <style:text-properties fo:font-family="CaskaydiaCove NF" style:font-family-complex="CaskaydiaCove NF"/>
    </style:style>
    <style:style style:family="text" style:name="T201">
      <style:text-properties fo:font-family="CaskaydiaCove NF" style:font-family-complex="CaskaydiaCove NF"/>
    </style:style>
    <style:style style:family="paragraph" style:name="P94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202">
      <style:text-properties fo:color="#333333" fo:font-family="CaskaydiaCove NF" style:font-family-complex="CaskaydiaCove NF" fo:font-size="10pt"/>
    </style:style>
    <style:style style:family="text" style:name="T203">
      <style:text-properties fo:font-family="CaskaydiaCove NF" style:font-family-complex="CaskaydiaCove NF"/>
    </style:style>
    <style:style style:family="text" style:name="T204">
      <style:text-properties fo:font-family="CaskaydiaCove NF" style:font-family-complex="CaskaydiaCove NF"/>
    </style:style>
    <style:style style:family="paragraph" style:name="P95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205">
      <style:text-properties fo:color="#333333" fo:font-family="CaskaydiaCove NF" style:font-family-complex="CaskaydiaCove NF" fo:font-size="10pt"/>
    </style:style>
    <style:style style:family="text" style:name="T206">
      <style:text-properties fo:font-family="CaskaydiaCove NF" style:font-family-complex="CaskaydiaCove NF"/>
    </style:style>
    <style:style style:family="text" style:name="T207">
      <style:text-properties fo:font-family="CaskaydiaCove NF" style:font-family-complex="CaskaydiaCove NF"/>
    </style:style>
    <style:style style:family="paragraph" style:name="P96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208">
      <style:text-properties fo:color="#333333" fo:font-family="CaskaydiaCove NF" style:font-family-complex="CaskaydiaCove NF" fo:font-size="10pt"/>
    </style:style>
    <style:style style:family="text" style:name="T209">
      <style:text-properties fo:font-family="CaskaydiaCove NF" style:font-family-complex="CaskaydiaCove NF"/>
    </style:style>
    <style:style style:family="text" style:name="T210">
      <style:text-properties fo:font-family="CaskaydiaCove NF" style:font-family-complex="CaskaydiaCove NF"/>
    </style:style>
    <style:style style:family="paragraph" style:name="P97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211">
      <style:text-properties fo:color="#333333" fo:font-family="CaskaydiaCove NF" style:font-family-complex="CaskaydiaCove NF" fo:font-size="10pt"/>
    </style:style>
    <style:style style:family="text" style:name="T212">
      <style:text-properties fo:font-family="CaskaydiaCove NF" style:font-family-complex="CaskaydiaCove NF"/>
    </style:style>
    <style:style style:family="text" style:name="T213">
      <style:text-properties fo:font-family="CaskaydiaCove NF" style:font-family-complex="CaskaydiaCove NF"/>
    </style:style>
    <style:style style:family="paragraph" style:name="P98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214">
      <style:text-properties fo:color="#333333" fo:font-family="CaskaydiaCove NF" style:font-family-complex="CaskaydiaCove NF" fo:font-size="10pt"/>
    </style:style>
    <style:style style:family="text" style:name="T215">
      <style:text-properties fo:font-family="CaskaydiaCove NF" style:font-family-complex="CaskaydiaCove NF"/>
    </style:style>
    <style:style style:family="text" style:name="T216">
      <style:text-properties fo:font-family="CaskaydiaCove NF" style:font-family-complex="CaskaydiaCove NF"/>
    </style:style>
    <style:style style:family="paragraph" style:name="P99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217">
      <style:text-properties fo:color="#333333" fo:font-family="CaskaydiaCove NF" style:font-family-complex="CaskaydiaCove NF" fo:font-size="10pt"/>
    </style:style>
    <style:style style:family="text" style:name="T218">
      <style:text-properties fo:font-family="CaskaydiaCove NF" style:font-family-complex="CaskaydiaCove NF"/>
    </style:style>
    <style:style style:family="text" style:name="T219">
      <style:text-properties fo:font-family="CaskaydiaCove NF" style:font-family-complex="CaskaydiaCove NF"/>
    </style:style>
    <style:style style:family="paragraph" style:name="P100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220">
      <style:text-properties fo:color="#333333" fo:font-family="CaskaydiaCove NF" style:font-family-complex="CaskaydiaCove NF" fo:font-size="10pt"/>
    </style:style>
    <style:style style:family="text" style:name="T221">
      <style:text-properties fo:font-family="CaskaydiaCove NF" style:font-family-complex="CaskaydiaCove NF" fo:font-size="10pt"/>
    </style:style>
    <style:style style:family="text" style:name="T222">
      <style:text-properties fo:font-family="CaskaydiaCove NF" style:font-family-complex="CaskaydiaCove NF"/>
    </style:style>
    <style:style style:parent-style-name="742" style:family="paragraph" style:name="P101">
      <style:paragraph-properties/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223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224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225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parent-style-name="742" style:family="paragraph" style:name="P102">
      <style:paragraph-properties/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226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227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228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parent-style-name="742" style:family="paragraph" style:name="P103">
      <style:paragraph-properties/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229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230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231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parent-style-name="742" style:family="paragraph" style:name="P104">
      <style:paragraph-properties/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232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233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234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parent-style-name="742" style:family="paragraph" style:name="P105">
      <style:paragraph-properties/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235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236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237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parent-style-name="742" style:family="paragraph" style:name="P106">
      <style:paragraph-properties/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238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239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240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parent-style-name="742" style:family="paragraph" style:name="P107">
      <style:paragraph-properties/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241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242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243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family="text" style:name="T244">
      <style:text-properties fo:color="#000000" fo:font-family="Calibri" style:font-family-complex="Calibri" fo:font-size="18pt" style:font-size-complex="18pt" style:language-complex="hi" style:country-complex="IN" fo:font-weight="bold"/>
    </style:style>
    <style:style style:parent-style-name="736" style:family="paragraph" style:name="P108">
      <style:paragraph-properties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245"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246"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247">
      <style:text-properties fo:color="#333333" fo:font-family="CaskaydiaCove NF" style:font-family-complex="CaskaydiaCove NF" fo:font-size="10pt" style:font-size-complex="10pt" style:language-complex="hi" style:country-complex="IN"/>
    </style:style>
    <style:style style:family="text" style:name="T248">
      <style:text-properties fo:color="#000000" fo:font-family="Arial" style:font-family-complex="Arial" fo:font-size="11pt" style:font-size-complex="11pt" style:language-complex="hi" style:country-complex="IN"/>
    </style:style>
    <style:style style:family="paragraph" style:name="P109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249">
      <style:text-properties fo:color="#333333" fo:font-family="CaskaydiaCove NF" style:font-family-complex="CaskaydiaCove NF" fo:font-size="10pt"/>
    </style:style>
    <style:style style:family="text" style:name="T250">
      <style:text-properties fo:font-family="CaskaydiaCove NF" style:font-family-complex="CaskaydiaCove NF"/>
    </style:style>
    <style:style style:family="text" style:name="T251">
      <style:text-properties fo:font-family="CaskaydiaCove NF" style:font-family-complex="CaskaydiaCove NF"/>
    </style:style>
    <style:style style:family="paragraph" style:name="P110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252">
      <style:text-properties fo:color="#333333" fo:font-family="CaskaydiaCove NF" style:font-family-complex="CaskaydiaCove NF" fo:font-size="10pt"/>
    </style:style>
    <style:style style:family="text" style:name="T253">
      <style:text-properties fo:font-family="CaskaydiaCove NF" style:font-family-complex="CaskaydiaCove NF"/>
    </style:style>
    <style:style style:family="text" style:name="T254">
      <style:text-properties fo:font-family="CaskaydiaCove NF" style:font-family-complex="CaskaydiaCove NF"/>
    </style:style>
    <style:style style:family="paragraph" style:name="P111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255">
      <style:text-properties fo:color="#333333" fo:font-family="CaskaydiaCove NF" style:font-family-complex="CaskaydiaCove NF" fo:font-size="10pt"/>
    </style:style>
    <style:style style:family="text" style:name="T256">
      <style:text-properties fo:font-family="CaskaydiaCove NF" style:font-family-complex="CaskaydiaCove NF"/>
    </style:style>
    <style:style style:family="text" style:name="T257">
      <style:text-properties fo:font-family="CaskaydiaCove NF" style:font-family-complex="CaskaydiaCove NF"/>
    </style:style>
    <style:style style:family="paragraph" style:name="P112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258">
      <style:text-properties fo:color="#333333" fo:font-family="CaskaydiaCove NF" style:font-family-complex="CaskaydiaCove NF" fo:font-size="10pt"/>
    </style:style>
    <style:style style:family="text" style:name="T259">
      <style:text-properties fo:font-family="CaskaydiaCove NF" style:font-family-complex="CaskaydiaCove NF"/>
    </style:style>
    <style:style style:family="text" style:name="T260">
      <style:text-properties fo:font-family="CaskaydiaCove NF" style:font-family-complex="CaskaydiaCove NF"/>
    </style:style>
    <style:style style:family="paragraph" style:name="P113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261">
      <style:text-properties fo:color="#333333" fo:font-family="CaskaydiaCove NF" style:font-family-complex="CaskaydiaCove NF" fo:font-size="10pt"/>
    </style:style>
    <style:style style:family="text" style:name="T262">
      <style:text-properties fo:font-family="CaskaydiaCove NF" style:font-family-complex="CaskaydiaCove NF"/>
    </style:style>
    <style:style style:family="text" style:name="T263">
      <style:text-properties fo:font-family="CaskaydiaCove NF" style:font-family-complex="CaskaydiaCove NF"/>
    </style:style>
    <style:style style:family="paragraph" style:name="P114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264">
      <style:text-properties fo:color="#333333" fo:font-family="CaskaydiaCove NF" style:font-family-complex="CaskaydiaCove NF" fo:font-size="10pt"/>
    </style:style>
    <style:style style:family="text" style:name="T265">
      <style:text-properties fo:font-family="CaskaydiaCove NF" style:font-family-complex="CaskaydiaCove NF"/>
    </style:style>
    <style:style style:family="text" style:name="T266">
      <style:text-properties fo:font-family="CaskaydiaCove NF" style:font-family-complex="CaskaydiaCove NF"/>
    </style:style>
    <style:style style:family="paragraph" style:name="P115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267">
      <style:text-properties fo:color="#333333" fo:font-family="CaskaydiaCove NF" style:font-family-complex="CaskaydiaCove NF" fo:font-size="10pt"/>
    </style:style>
    <style:style style:family="text" style:name="T268">
      <style:text-properties fo:font-family="CaskaydiaCove NF" style:font-family-complex="CaskaydiaCove NF"/>
    </style:style>
    <style:style style:family="text" style:name="T269">
      <style:text-properties fo:font-family="CaskaydiaCove NF" style:font-family-complex="CaskaydiaCove NF"/>
    </style:style>
    <style:style style:family="paragraph" style:name="P116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270">
      <style:text-properties fo:color="#333333" fo:font-family="CaskaydiaCove NF" style:font-family-complex="CaskaydiaCove NF" fo:font-size="10pt"/>
    </style:style>
    <style:style style:family="text" style:name="T271">
      <style:text-properties fo:font-family="CaskaydiaCove NF" style:font-family-complex="CaskaydiaCove NF"/>
    </style:style>
    <style:style style:family="text" style:name="T272">
      <style:text-properties fo:font-family="CaskaydiaCove NF" style:font-family-complex="CaskaydiaCove NF"/>
    </style:style>
    <style:style style:family="paragraph" style:name="P117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273">
      <style:text-properties fo:color="#333333" fo:font-family="CaskaydiaCove NF" style:font-family-complex="CaskaydiaCove NF" fo:font-size="10pt"/>
    </style:style>
    <style:style style:family="text" style:name="T274">
      <style:text-properties fo:font-family="CaskaydiaCove NF" style:font-family-complex="CaskaydiaCove NF"/>
    </style:style>
    <style:style style:family="text" style:name="T275">
      <style:text-properties fo:font-family="CaskaydiaCove NF" style:font-family-complex="CaskaydiaCove NF"/>
    </style:style>
    <style:style style:family="paragraph" style:name="P118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276">
      <style:text-properties fo:color="#333333" fo:font-family="CaskaydiaCove NF" style:font-family-complex="CaskaydiaCove NF" fo:font-size="10pt"/>
    </style:style>
    <style:style style:family="text" style:name="T277">
      <style:text-properties fo:font-family="CaskaydiaCove NF" style:font-family-complex="CaskaydiaCove NF"/>
    </style:style>
    <style:style style:family="text" style:name="T278">
      <style:text-properties fo:font-family="CaskaydiaCove NF" style:font-family-complex="CaskaydiaCove NF"/>
    </style:style>
    <style:style style:family="paragraph" style:name="P119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279">
      <style:text-properties fo:color="#333333" fo:font-family="CaskaydiaCove NF" style:font-family-complex="CaskaydiaCove NF" fo:font-size="10pt"/>
    </style:style>
    <style:style style:family="text" style:name="T280">
      <style:text-properties fo:font-family="CaskaydiaCove NF" style:font-family-complex="CaskaydiaCove NF"/>
    </style:style>
    <style:style style:family="text" style:name="T281">
      <style:text-properties fo:font-family="CaskaydiaCove NF" style:font-family-complex="CaskaydiaCove NF"/>
    </style:style>
    <style:style style:family="paragraph" style:name="P120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282">
      <style:text-properties fo:color="#333333" fo:font-family="CaskaydiaCove NF" style:font-family-complex="CaskaydiaCove NF" fo:font-size="10pt"/>
    </style:style>
    <style:style style:family="text" style:name="T283">
      <style:text-properties fo:font-family="CaskaydiaCove NF" style:font-family-complex="CaskaydiaCove NF"/>
    </style:style>
    <style:style style:family="text" style:name="T284">
      <style:text-properties fo:font-family="CaskaydiaCove NF" style:font-family-complex="CaskaydiaCove NF"/>
    </style:style>
    <style:style style:family="paragraph" style:name="P121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285">
      <style:text-properties fo:color="#333333" fo:font-family="CaskaydiaCove NF" style:font-family-complex="CaskaydiaCove NF" fo:font-size="10pt"/>
    </style:style>
    <style:style style:family="text" style:name="T286">
      <style:text-properties fo:font-family="CaskaydiaCove NF" style:font-family-complex="CaskaydiaCove NF"/>
    </style:style>
    <style:style style:family="text" style:name="T287">
      <style:text-properties fo:font-family="CaskaydiaCove NF" style:font-family-complex="CaskaydiaCove NF"/>
    </style:style>
    <style:style style:family="paragraph" style:name="P122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288">
      <style:text-properties fo:color="#333333" fo:font-family="CaskaydiaCove NF" style:font-family-complex="CaskaydiaCove NF" fo:font-size="10pt"/>
    </style:style>
    <style:style style:family="text" style:name="T289">
      <style:text-properties fo:font-family="CaskaydiaCove NF" style:font-family-complex="CaskaydiaCove NF"/>
    </style:style>
    <style:style style:family="text" style:name="T290">
      <style:text-properties fo:font-family="CaskaydiaCove NF" style:font-family-complex="CaskaydiaCove NF"/>
    </style:style>
    <style:style style:family="paragraph" style:name="P123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291">
      <style:text-properties fo:color="#333333" fo:font-family="CaskaydiaCove NF" style:font-family-complex="CaskaydiaCove NF" fo:font-size="10pt"/>
    </style:style>
    <style:style style:family="text" style:name="T292">
      <style:text-properties fo:font-family="CaskaydiaCove NF" style:font-family-complex="CaskaydiaCove NF"/>
    </style:style>
    <style:style style:family="text" style:name="T293">
      <style:text-properties fo:font-family="CaskaydiaCove NF" style:font-family-complex="CaskaydiaCove NF"/>
    </style:style>
    <style:style style:family="paragraph" style:name="P124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294">
      <style:text-properties fo:color="#333333" fo:font-family="CaskaydiaCove NF" style:font-family-complex="CaskaydiaCove NF" fo:font-size="10pt"/>
    </style:style>
    <style:style style:family="text" style:name="T295">
      <style:text-properties fo:font-family="CaskaydiaCove NF" style:font-family-complex="CaskaydiaCove NF"/>
    </style:style>
    <style:style style:family="text" style:name="T296">
      <style:text-properties fo:font-family="CaskaydiaCove NF" style:font-family-complex="CaskaydiaCove NF"/>
    </style:style>
    <style:style style:family="paragraph" style:name="P125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297">
      <style:text-properties fo:color="#333333" fo:font-family="CaskaydiaCove NF" style:font-family-complex="CaskaydiaCove NF" fo:font-size="10pt"/>
    </style:style>
    <style:style style:family="text" style:name="T298">
      <style:text-properties fo:font-family="CaskaydiaCove NF" style:font-family-complex="CaskaydiaCove NF"/>
    </style:style>
    <style:style style:family="text" style:name="T299">
      <style:text-properties fo:font-family="CaskaydiaCove NF" style:font-family-complex="CaskaydiaCove NF"/>
    </style:style>
    <style:style style:family="paragraph" style:name="P126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300">
      <style:text-properties fo:color="#333333" fo:font-family="CaskaydiaCove NF" style:font-family-complex="CaskaydiaCove NF" fo:font-size="10pt"/>
    </style:style>
    <style:style style:family="text" style:name="T301">
      <style:text-properties fo:font-family="CaskaydiaCove NF" style:font-family-complex="CaskaydiaCove NF"/>
    </style:style>
    <style:style style:family="text" style:name="T302">
      <style:text-properties fo:font-family="CaskaydiaCove NF" style:font-family-complex="CaskaydiaCove NF"/>
    </style:style>
    <style:style style:family="paragraph" style:name="P127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303">
      <style:text-properties fo:color="#333333" fo:font-family="CaskaydiaCove NF" style:font-family-complex="CaskaydiaCove NF" fo:font-size="10pt"/>
    </style:style>
    <style:style style:family="text" style:name="T304">
      <style:text-properties fo:font-family="CaskaydiaCove NF" style:font-family-complex="CaskaydiaCove NF"/>
    </style:style>
    <style:style style:family="text" style:name="T305">
      <style:text-properties fo:font-family="CaskaydiaCove NF" style:font-family-complex="CaskaydiaCove NF"/>
    </style:style>
    <style:style style:family="paragraph" style:name="P128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306">
      <style:text-properties fo:color="#333333" fo:font-family="CaskaydiaCove NF" style:font-family-complex="CaskaydiaCove NF" fo:font-size="10pt"/>
    </style:style>
    <style:style style:family="text" style:name="T307">
      <style:text-properties fo:font-family="CaskaydiaCove NF" style:font-family-complex="CaskaydiaCove NF"/>
    </style:style>
    <style:style style:family="text" style:name="T308">
      <style:text-properties fo:font-family="CaskaydiaCove NF" style:font-family-complex="CaskaydiaCove NF"/>
    </style:style>
    <style:style style:family="paragraph" style:name="P129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309">
      <style:text-properties fo:color="#333333" fo:font-family="CaskaydiaCove NF" style:font-family-complex="CaskaydiaCove NF" fo:font-size="10pt"/>
    </style:style>
    <style:style style:family="text" style:name="T310">
      <style:text-properties fo:font-family="CaskaydiaCove NF" style:font-family-complex="CaskaydiaCove NF"/>
    </style:style>
    <style:style style:family="text" style:name="T311">
      <style:text-properties fo:font-family="CaskaydiaCove NF" style:font-family-complex="CaskaydiaCove NF"/>
    </style:style>
    <style:style style:family="paragraph" style:name="P130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312">
      <style:text-properties fo:color="#333333" fo:font-family="CaskaydiaCove NF" style:font-family-complex="CaskaydiaCove NF" fo:font-size="10pt"/>
    </style:style>
    <style:style style:family="text" style:name="T313">
      <style:text-properties fo:font-family="CaskaydiaCove NF" style:font-family-complex="CaskaydiaCove NF"/>
    </style:style>
    <style:style style:family="text" style:name="T314">
      <style:text-properties fo:font-family="CaskaydiaCove NF" style:font-family-complex="CaskaydiaCove NF"/>
    </style:style>
    <style:style style:family="paragraph" style:name="P131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315">
      <style:text-properties fo:color="#333333" fo:font-family="CaskaydiaCove NF" style:font-family-complex="CaskaydiaCove NF" fo:font-size="10pt"/>
    </style:style>
    <style:style style:family="text" style:name="T316">
      <style:text-properties fo:font-family="CaskaydiaCove NF" style:font-family-complex="CaskaydiaCove NF"/>
    </style:style>
    <style:style style:family="text" style:name="T317">
      <style:text-properties fo:font-family="CaskaydiaCove NF" style:font-family-complex="CaskaydiaCove NF"/>
    </style:style>
    <style:style style:family="paragraph" style:name="P132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318">
      <style:text-properties fo:color="#333333" fo:font-family="CaskaydiaCove NF" style:font-family-complex="CaskaydiaCove NF" fo:font-size="10pt"/>
    </style:style>
    <style:style style:family="text" style:name="T319">
      <style:text-properties fo:font-family="CaskaydiaCove NF" style:font-family-complex="CaskaydiaCove NF"/>
    </style:style>
    <style:style style:family="text" style:name="T320">
      <style:text-properties fo:font-family="CaskaydiaCove NF" style:font-family-complex="CaskaydiaCove NF"/>
    </style:style>
    <style:style style:family="paragraph" style:name="P133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321">
      <style:text-properties fo:color="#333333" fo:font-family="CaskaydiaCove NF" style:font-family-complex="CaskaydiaCove NF" fo:font-size="10pt"/>
    </style:style>
    <style:style style:family="text" style:name="T322">
      <style:text-properties fo:font-family="CaskaydiaCove NF" style:font-family-complex="CaskaydiaCove NF"/>
    </style:style>
    <style:style style:family="text" style:name="T323">
      <style:text-properties fo:font-family="CaskaydiaCove NF" style:font-family-complex="CaskaydiaCove NF"/>
    </style:style>
    <style:style style:family="paragraph" style:name="P134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324">
      <style:text-properties fo:color="#333333" fo:font-family="CaskaydiaCove NF" style:font-family-complex="CaskaydiaCove NF" fo:font-size="10pt"/>
    </style:style>
    <style:style style:family="text" style:name="T325">
      <style:text-properties fo:font-family="CaskaydiaCove NF" style:font-family-complex="CaskaydiaCove NF"/>
    </style:style>
    <style:style style:family="text" style:name="T326">
      <style:text-properties fo:font-family="CaskaydiaCove NF" style:font-family-complex="CaskaydiaCove NF"/>
    </style:style>
    <style:style style:family="paragraph" style:name="P135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327">
      <style:text-properties fo:color="#333333" fo:font-family="CaskaydiaCove NF" style:font-family-complex="CaskaydiaCove NF" fo:font-size="10pt"/>
    </style:style>
    <style:style style:family="text" style:name="T328">
      <style:text-properties fo:font-family="CaskaydiaCove NF" style:font-family-complex="CaskaydiaCove NF"/>
    </style:style>
    <style:style style:family="text" style:name="T329">
      <style:text-properties fo:font-family="CaskaydiaCove NF" style:font-family-complex="CaskaydiaCove NF"/>
    </style:style>
    <style:style style:family="paragraph" style:name="P136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330">
      <style:text-properties fo:color="#333333" fo:font-family="CaskaydiaCove NF" style:font-family-complex="CaskaydiaCove NF" fo:font-size="10pt"/>
    </style:style>
    <style:style style:family="text" style:name="T331">
      <style:text-properties fo:font-family="CaskaydiaCove NF" style:font-family-complex="CaskaydiaCove NF"/>
    </style:style>
    <style:style style:family="text" style:name="T332">
      <style:text-properties fo:font-family="CaskaydiaCove NF" style:font-family-complex="CaskaydiaCove NF"/>
    </style:style>
    <style:style style:family="paragraph" style:name="P137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333">
      <style:text-properties fo:color="#333333" fo:font-family="CaskaydiaCove NF" style:font-family-complex="CaskaydiaCove NF" fo:font-size="10pt"/>
    </style:style>
    <style:style style:family="text" style:name="T334">
      <style:text-properties fo:font-family="CaskaydiaCove NF" style:font-family-complex="CaskaydiaCove NF"/>
    </style:style>
    <style:style style:family="text" style:name="T335">
      <style:text-properties fo:font-family="CaskaydiaCove NF" style:font-family-complex="CaskaydiaCove NF"/>
    </style:style>
    <style:style style:family="paragraph" style:name="P138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336">
      <style:text-properties fo:color="#333333" fo:font-family="CaskaydiaCove NF" style:font-family-complex="CaskaydiaCove NF" fo:font-size="10pt"/>
    </style:style>
    <style:style style:family="text" style:name="T337">
      <style:text-properties fo:font-family="CaskaydiaCove NF" style:font-family-complex="CaskaydiaCove NF"/>
    </style:style>
    <style:style style:family="text" style:name="T338">
      <style:text-properties fo:font-family="CaskaydiaCove NF" style:font-family-complex="CaskaydiaCove NF"/>
    </style:style>
    <style:style style:family="paragraph" style:name="P139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339">
      <style:text-properties fo:color="#333333" fo:font-family="CaskaydiaCove NF" style:font-family-complex="CaskaydiaCove NF" fo:font-size="10pt"/>
    </style:style>
    <style:style style:family="text" style:name="T340">
      <style:text-properties fo:font-family="CaskaydiaCove NF" style:font-family-complex="CaskaydiaCove NF"/>
    </style:style>
    <style:style style:family="text" style:name="T341">
      <style:text-properties fo:font-family="CaskaydiaCove NF" style:font-family-complex="CaskaydiaCove NF"/>
    </style:style>
    <style:style style:family="paragraph" style:name="P140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342">
      <style:text-properties fo:color="#333333" fo:font-family="CaskaydiaCove NF" style:font-family-complex="CaskaydiaCove NF" fo:font-size="10pt"/>
    </style:style>
    <style:style style:family="text" style:name="T343">
      <style:text-properties fo:font-family="CaskaydiaCove NF" style:font-family-complex="CaskaydiaCove NF"/>
    </style:style>
    <style:style style:family="text" style:name="T344">
      <style:text-properties fo:font-family="CaskaydiaCove NF" style:font-family-complex="CaskaydiaCove NF"/>
    </style:style>
    <style:style style:family="paragraph" style:name="P141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345">
      <style:text-properties fo:color="#333333" fo:font-family="CaskaydiaCove NF" style:font-family-complex="CaskaydiaCove NF" fo:font-size="10pt"/>
    </style:style>
    <style:style style:family="text" style:name="T346">
      <style:text-properties fo:font-family="CaskaydiaCove NF" style:font-family-complex="CaskaydiaCove NF"/>
    </style:style>
    <style:style style:family="text" style:name="T347">
      <style:text-properties fo:font-family="CaskaydiaCove NF" style:font-family-complex="CaskaydiaCove NF"/>
    </style:style>
    <style:style style:family="paragraph" style:name="P142">
      <style:paragraph-properties style:line-height-at-least="9.95pt" fo:margin-left="0cm" fo:margin-right="0cm" fo:text-indent="0.4974cm" fo:background-color="#eeeeee" fo:border="none"/>
      <style:text-properties fo:font-family="CaskaydiaCove NF" style:font-family-complex="CaskaydiaCove NF"/>
    </style:style>
    <style:style style:family="text" style:name="T348">
      <style:text-properties fo:color="#333333" fo:font-family="CaskaydiaCove NF" style:font-family-complex="CaskaydiaCove NF" fo:font-size="10pt"/>
    </style:style>
    <style:style style:family="text" style:name="T349">
      <style:text-properties fo:font-family="CaskaydiaCove NF" style:font-family-complex="CaskaydiaCove NF" fo:font-size="10pt"/>
    </style:style>
    <style:style style:family="text" style:name="T350">
      <style:text-properties fo:font-family="CaskaydiaCove NF" style:font-family-complex="CaskaydiaCove NF"/>
    </style:style>
    <style:style style:parent-style-name="736" style:family="paragraph" style:name="P143">
      <style:paragraph-properties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351"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352"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353">
      <style:text-properties fo:color="#000000" fo:font-family="Arial" style:font-family-complex="Arial" fo:font-size="11pt" style:font-size-complex="11pt" style:language-complex="hi" style:country-complex="IN"/>
    </style:style>
    <style:style style:family="table-row" style:name="ro9">
      <style:table-row-properties/>
    </style:style>
    <style:style style:family="table-cell" style:name="ce17">
      <style:table-cell-properties fo:border="0.01764cm solid #000000" fo:padding-top="0cm" fo:padding-bottom="0cm" fo:padding-left="0.1993cm" fo:padding-right="0.1905cm"/>
    </style:style>
    <style:style style:parent-style-name="743" style:family="paragraph" style:name="P144">
      <style:paragraph-properties/>
      <style:text-properties fo:color="#000000" fo:font-family="Arial" style:font-family-complex="Arial" fo:font-size="14pt" style:font-size-complex="14pt" style:language-complex="hi" style:country-complex="IN" fo:font-weight="bold"/>
    </style:style>
    <style:style style:family="text" style:name="T354">
      <style:text-properties fo:color="#000000" fo:font-family="Arial" style:font-family-complex="Arial" fo:font-size="14pt" style:font-size-complex="14pt" style:language-complex="hi" style:country-complex="IN" fo:font-weight="bold"/>
    </style:style>
    <style:style style:family="text" style:name="T355">
      <style:text-properties fo:color="#000000" fo:font-family="Arial" style:font-family-complex="Arial" fo:font-size="14pt" style:font-size-complex="14pt" style:language-complex="hi" style:country-complex="IN" fo:font-weight="bold"/>
    </style:style>
    <style:style style:family="text" style:name="T356">
      <style:text-properties fo:color="#000000" fo:font-family="Arial" style:font-family-complex="Arial" fo:font-size="14pt" style:font-size-complex="14pt" style:language-complex="hi" style:country-complex="IN" fo:font-weight="bold"/>
    </style:style>
    <style:style style:family="text" style:name="T357">
      <style:text-properties fo:color="#000000" fo:font-family="Arial" style:font-family-complex="Arial" fo:font-size="14pt" style:font-size-complex="14pt" style:language-complex="hi" style:country-complex="IN" fo:font-weight="bold"/>
    </style:style>
    <style:style style:family="text" style:name="T358">
      <style:text-properties fo:color="#000000" fo:font-family="Arial" style:font-family-complex="Arial" fo:font-size="14pt" style:font-size-complex="14pt" style:language-complex="hi" style:country-complex="IN" fo:font-weight="bold"/>
    </style:style>
    <style:style style:parent-style-name="734" style:family="paragraph" style:name="P145">
      <style:paragraph-properties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359"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360"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361">
      <style:text-properties fo:color="#000000" fo:font-family="Arial" style:font-family-complex="Arial" fo:font-size="11pt" style:font-size-complex="11pt" style:language-complex="hi" style:country-complex="IN"/>
    </style:style>
    <style:style style:parent-style-name="743" style:family="paragraph" style:name="P146">
      <style:paragraph-properties/>
      <style:text-properties fo:color="#000000" fo:font-family="Arial" style:font-family-complex="Arial" fo:font-size="14pt" style:font-size-complex="14pt" style:language-complex="hi" style:country-complex="IN" fo:font-weight="bold"/>
    </style:style>
    <style:style style:family="text" style:name="T362">
      <style:text-properties fo:color="#000000" fo:font-family="Arial" style:font-family-complex="Arial" fo:font-size="14pt" style:font-size-complex="14pt" style:language-complex="hi" style:country-complex="IN" fo:font-weight="bold"/>
    </style:style>
    <style:style style:family="text" style:name="T363">
      <style:text-properties fo:color="#000000" fo:font-family="Arial" style:font-family-complex="Arial" fo:font-size="14pt" style:font-size-complex="14pt" style:language-complex="hi" style:country-complex="IN" fo:font-weight="bold"/>
    </style:style>
    <style:style style:family="text" style:name="T364">
      <style:text-properties fo:color="#000000" fo:font-family="Arial" style:font-family-complex="Arial" fo:font-size="14pt" style:font-size-complex="14pt" style:language-complex="hi" style:country-complex="IN" fo:font-weight="bold"/>
    </style:style>
    <style:style style:family="text" style:name="T365">
      <style:text-properties fo:color="#000000" fo:font-family="Arial" style:font-family-complex="Arial" fo:font-size="14pt" style:font-size-complex="14pt" style:language-complex="hi" style:country-complex="IN" fo:font-weight="bold"/>
    </style:style>
    <style:style style:family="text" style:name="T366">
      <style:text-properties fo:color="#000000" fo:font-family="Arial" style:font-family-complex="Arial" fo:font-size="14pt" style:font-size-complex="14pt" style:language-complex="hi" style:country-complex="IN" fo:font-weight="bold"/>
    </style:style>
    <style:style style:parent-style-name="734" style:family="paragraph" style:name="P147">
      <style:paragraph-properties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367"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368"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369">
      <style:text-properties fo:color="#000000" fo:font-family="Arial" style:font-family-complex="Arial" fo:font-size="11pt" style:font-size-complex="11pt" style:language-complex="hi" style:country-complex="IN"/>
    </style:style>
    <style:style style:parent-style-name="734" style:family="paragraph" style:name="P148">
      <style:paragraph-properties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370"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371"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372">
      <style:text-properties fo:color="#000000" fo:font-family="Arial" style:font-family-complex="Arial" fo:font-size="11pt" style:font-size-complex="11pt" style:language-complex="hi" style:country-complex="IN"/>
    </style:style>
    <style:style style:parent-style-name="734" style:family="paragraph" style:name="P149">
      <style:paragraph-properties fo:line-height="107.917%" fo:margin-top="0pt" fo:margin-bottom="8pt"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373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374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375">
      <style:text-properties fo:color="#000000" fo:font-family="Arial" style:font-family-complex="Arial" fo:font-size="11pt" style:font-size-complex="11pt" style:language-complex="hi" style:country-complex="IN"/>
    </style:style>
    <style:style style:parent-style-name="734" style:family="paragraph" style:name="P150">
      <style:paragraph-properties/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376"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377">
      <style:text-properties fo:color="#000000" fo:font-family="Arial" style:font-family-complex="Arial" fo:font-size="11pt" style:font-size-complex="11pt" style:language-complex="hi" style:country-complex="IN"/>
    </style:style>
    <style:style style:family="text" style:name="T378">
      <style:text-properties fo:color="#000000" fo:font-family="Arial" style:font-family-complex="Arial" fo:font-size="11pt" style:font-size-complex="11pt" style:language-complex="hi" style:country-complex="IN"/>
    </style:style>
  </office:automatic-styles>
  <office:body>
    <office:text text:use-soft-page-breaks="true">
      <text:p text:style-name="P40"><text:span text:style-name="T52"/><text:span text:style-name="T53"/><text:span text:style-name="T54"/></text:p>
      <text:p text:style-name="P43"><text:span text:style-name="T55"/><text:bookmark-start text:name="_xnm4go1pgc0y"/><text:span text:style-name="T56"/><text:bookmark-end text:name="_xnm4go1pgc0y"/><text:span text:style-name="T57">PLAN DE PROYECTO</text:span><text:span text:style-name="T58"/><text:span text:style-name="T59"/></text:p>
      <table:table table:style-name="ta1">
        <table:table-columns>
          <table:table-column table:style-name="co1"/>
        </table:table-columns>
        <table:table-row table:style-name="ro1" table:default-cell-style-name="ce1">
          <table:table-cell table:style-name="ce2">
            <text:p text:style-name="P44"><text:span text:style-name="T60">Integrantes: Alejo Sarmiento; Eliana Valdez; Darío Ceballos; Melany López; Magalí Torres</text:span><text:span text:style-name="T61"/><text:span text:style-name="T62"/></text:p>
          </table:table-cell>
        </table:table-row>
        <table:table-row table:style-name="ro2" table:default-cell-style-name="ce1">
          <table:table-cell table:style-name="ce3">
            <text:p text:style-name="P45"><text:span text:style-name="T63"/><text:span text:style-name="T64"/><text:span text:style-name="T65"/></text:p>
            <table:table table:style-name="ta2">
              <table:table-columns>
                <table:table-column table:style-name="co2"/>
                <table:table-column table:style-name="co3"/>
              </table:table-columns>
              <table:table-row table:style-name="ro3">
                <table:table-cell table:style-name="ce5">
                  <text:p text:style-name="P46"><text:span text:style-name="T66">Objetivo:</text:span><text:span text:style-name="T67"/><text:span text:style-name="T68"/></text:p>
                </table:table-cell>
                <table:table-cell table:style-name="ce6">
                  <text:p text:style-name="P47"><text:span text:style-name="T69">Realizar un cambio estructural en el proyecto para separar las entidades</text:span><text:span text:style-name="T70"/><text:span text:style-name="T71"/></text:p>
                </table:table-cell>
              </table:table-row>
              <table:table-row table:style-name="ro4">
                <table:table-cell table:style-name="ce7">
                  <text:p text:style-name="P48"><text:span text:style-name="T72">Fecha Entrega:</text:span><text:span text:style-name="T73"/><text:span text:style-name="T74"/></text:p>
                </table:table-cell>
                <table:table-cell table:style-name="ce8">
                  <text:p text:style-name="P49"><text:span text:style-name="T75">24/04/2026</text:span><text:span text:style-name="T76"/><text:span text:style-name="T77"/></text:p>
                </table:table-cell>
              </table:table-row>
              <table:table-row table:style-name="ro5">
                <table:table-cell table:style-name="ce9">
                  <text:p text:style-name="P50"><text:span text:style-name="T78">Branch:</text:span><text:span text:style-name="T79"/><text:span text:style-name="T80"/></text:p>
                </table:table-cell>
                <table:table-cell table:style-name="ce10">
                  <text:p text:style-name="P51"><text:span text:style-name="T81">tarea-1-entidades</text:span><text:span text:style-name="T82"/><text:span text:style-name="T83"/></text:p>
                </table:table-cell>
              </table:table-row>
            </table:table>
            <text:p text:style-name="P52"><text:span text:style-name="T84"/><text:span text:style-name="T85"/><text:span text:style-name="T86"/></text:p>
            <text:p text:style-name="P53"><text:span text:style-name="T87"/><text:bookmark-start text:name="_odux7rno4fam"/><text:span text:style-name="T88"/><text:bookmark-end text:name="_odux7rno4fam"/><text:span text:style-name="T89">Descripción General</text:span><text:span text:style-name="T90"/><text:span text:style-name="T91"/></text:p>
            <text:p text:style-name="P54"><text:span text:style-name="T92">Hoy en día se encuentran unificadas las capas de datos y la capa de entidades. Es necesario separarlas para que al momento de querer utilizar las entidades en el futuro nuevo proyecto web, no tengamos que duplicar las mismas.</text:span><text:span text:style-name="T93"/><text:span text:style-name="T94"/></text:p>
            <text:p text:style-name="P55"><text:span text:style-name="T95"/><text:span text:style-name="T96"/><text:span text:style-name="T97"/></text:p>
            <text:p text:style-name="P56"><text:span text:style-name="T98"/><text:span text:style-name="T99"/><text:span text:style-name="T100"/></text:p>
            <table:table table:style-name="ta3">
              <table:table-columns>
                <table:table-column table:style-name="co4"/>
                <table:table-column table:style-name="co5"/>
              </table:table-columns>
              <table:table-row table:style-name="ro6">
                <table:table-cell table:style-name="ce12" table:number-columns-spanned="2">
                  <text:p text:style-name="P57"><text:span text:style-name="T101">Tickets implicados</text:span><text:span text:style-name="T102"/><text:span text:style-name="T103"/></text:p>
                </table:table-cell>
                <table:covered-table-cell/>
              </table:table-row>
              <table:table-row table:style-name="ro7">
                <table:table-cell table:style-name="ce13">
                  <text:p text:style-name="P58"><text:span text:style-name="T104">Tarea 1.docx</text:span><text:span text:style-name="T105"/><text:span text:style-name="T106"/></text:p>
                </table:table-cell>
                <table:table-cell table:style-name="ce14">
                  <text:p text:style-name="P59"><text:span text:style-name="T107">Generar un nuevo proyecto de clases y separarlas relacionando en la capa de datos el proyecto.</text:span><text:span text:style-name="T108"/><text:span text:style-name="T109"/></text:p>
                </table:table-cell>
              </table:table-row>
            </table:table>
            <text:p text:style-name="P60"><text:span text:style-name="T110"/><text:span text:style-name="T111"/><text:span text:style-name="T112"/></text:p>
            <text:p text:style-name="P61"><text:span text:style-name="T113"/><text:span text:style-name="T114"/><text:span text:style-name="T115"/></text:p>
          </table:table-cell>
        </table:table-row>
      </table:table>
      <text:p text:style-name="P62"><text:span/><text:span/></text:p>
      <text:p text:style-name="P63"><text:span/><text:span/></text:p>
      <table:table table:style-name="ta4">
        <table:table-columns>
          <table:table-column table:style-name="co6"/>
        </table:table-columns>
        <table:table-row table:style-name="ro8" table:default-cell-style-name="ce15">
          <table:table-cell table:style-name="ce16">
            <text:p text:style-name="P66"><text:span text:style-name="T116">Estructura actual del proyecto</text:span><text:span text:style-name="T117"/><text:span text:style-name="T118"/></text:p>
            <text:p text:style-name="P67"><text:span text:style-name="T119">Se muestra a continuación un arbol de los directorios disponibles en el proyecto actualmente.</text:span><text:span text:style-name="T120"/><text:span text:style-name="T121"/></text:p>
            <text:p text:style-name="P68"><text:span text:style-name="T122">.</text:span><text:span text:style-name="T123"/><text:span text:style-name="T124"/></text:p>
            <text:p text:style-name="P69"><text:span text:style-name="T125"/><text:span text:style-name="T126">│</text:span><text:span text:style-name="T127">── Base de Datos</text:span><text:span text:style-name="T128"/><text:span text:style-name="T129"/></text:p>
            <text:p text:style-name="P70"><text:span text:style-name="T130"> ├── docs</text:span><text:span text:style-name="T131"/><text:span text:style-name="T132"/></text:p>
            <text:p text:style-name="P71"><text:span text:style-name="T133"> ├── ISFDyT93.Datos</text:span><text:span text:style-name="T134"/><text:span text:style-name="T135"/></text:p>
            <text:p text:style-name="P72"><text:span text:style-name="T136"> │<text:s text:c="3"/>├── Core</text:span><text:span text:style-name="T137"/><text:span text:style-name="T138"/></text:p>
            <text:p text:style-name="P73"><text:span text:style-name="T139"> │<text:s text:c="3"/>├── Daos</text:span><text:span text:style-name="T140"/><text:span text:style-name="T141"/></text:p>
            <text:p text:style-name="P74"><text:span text:style-name="T142"> │<text:s text:c="3"/>├── Enums</text:span><text:span text:style-name="T143"/><text:span text:style-name="T144"/></text:p>
            <text:p text:style-name="P75"><text:span text:style-name="T145"> │<text:s text:c="3"/>├── Modelos</text:span><text:span text:style-name="T146"/><text:span text:style-name="T147"/></text:p>
            <text:p text:style-name="P76"><text:span text:style-name="T148"> │<text:s text:c="3"/>└── Properties</text:span><text:span text:style-name="T149"/><text:span text:style-name="T150"/></text:p>
            <text:p text:style-name="P77"><text:span text:style-name="T151"> ├── ISFDyT93.Negocio</text:span><text:span text:style-name="T152"/><text:span text:style-name="T153"/></text:p>
            <text:p text:style-name="P78"><text:span text:style-name="T154"> │<text:s text:c="3"/>├── Core</text:span><text:span text:style-name="T155"/><text:span text:style-name="T156"/></text:p>
            <text:p text:style-name="P79"><text:span text:style-name="T157"> │<text:s text:c="3"/>├── Logica</text:span><text:span text:style-name="T158"/><text:span text:style-name="T159"/></text:p>
            <text:p text:style-name="P80"><text:span text:style-name="T160"> │<text:s text:c="3"/>└── Properties</text:span><text:span text:style-name="T161"/><text:span text:style-name="T162"/></text:p>
            <text:p text:style-name="P81"><text:span text:style-name="T163"> ├── ISFDyT93.Tests</text:span><text:span text:style-name="T164"/><text:span text:style-name="T165"/></text:p>
            <text:p text:style-name="P82"><text:span text:style-name="T166"> └── ISFDyT93.Vista</text:span><text:span text:style-name="T167"/><text:span text:style-name="T168"/></text:p>
            <text:p text:style-name="P83"><text:span text:style-name="T169"><text:s text:c="4"/>├── Assets</text:span><text:span text:style-name="T170"/><text:span text:style-name="T171"/></text:p>
            <text:p text:style-name="P84"><text:span text:style-name="T172"><text:s text:c="4"/>├── Core</text:span><text:span text:style-name="T173"/><text:span text:style-name="T174"/></text:p>
            <text:p text:style-name="P85"><text:span text:style-name="T175"><text:s text:c="4"/>│<text:s text:c="3"/>├── DataSource</text:span><text:span text:style-name="T176"/><text:span text:style-name="T177"/></text:p>
            <text:p text:style-name="P86"><text:span text:style-name="T178"><text:s text:c="4"/>│<text:s text:c="3"/>└── Enums</text:span><text:span text:style-name="T179"/><text:span text:style-name="T180"/></text:p>
            <text:p text:style-name="P87"><text:span text:style-name="T181"><text:s text:c="4"/>├── Forms</text:span><text:span text:style-name="T182"/><text:span text:style-name="T183"/></text:p>
            <text:p text:style-name="P88"><text:span text:style-name="T184"><text:s text:c="4"/>│<text:s text:c="3"/>├── Alumnos</text:span><text:span text:style-name="T185"/><text:span text:style-name="T186"/></text:p>
            <text:p text:style-name="P89"><text:span text:style-name="T187"><text:s text:c="4"/>│<text:s text:c="3"/>├── Carreras</text:span><text:span text:style-name="T188"/><text:span text:style-name="T189"/></text:p>
            <text:p text:style-name="P90"><text:span text:style-name="T190"><text:s text:c="4"/>│<text:s text:c="3"/>├── Common</text:span><text:span text:style-name="T191"/><text:span text:style-name="T192"/></text:p>
            <text:p text:style-name="P91"><text:span text:style-name="T193"><text:s text:c="4"/>│<text:s text:c="3"/>├── Componetes</text:span><text:span text:style-name="T194"/><text:span text:style-name="T195"/></text:p>
            <text:p text:style-name="P92"><text:span text:style-name="T196"><text:s text:c="4"/>│<text:s text:c="3"/>├── Configuraciones</text:span><text:span text:style-name="T197"/><text:span text:style-name="T198"/></text:p>
            <text:p text:style-name="P93"><text:span text:style-name="T199"><text:s text:c="4"/>│<text:s text:c="3"/>├── Home</text:span><text:span text:style-name="T200"/><text:span text:style-name="T201"/></text:p>
            <text:p text:style-name="P94"><text:span text:style-name="T202"><text:s text:c="4"/>│<text:s text:c="3"/>└── Personal</text:span><text:span text:style-name="T203"/><text:span text:style-name="T204"/></text:p>
            <text:p text:style-name="P95"><text:span text:style-name="T205"><text:s text:c="4"/>├── Imágenes</text:span><text:span text:style-name="T206"/><text:span text:style-name="T207"/></text:p>
            <text:p text:style-name="P96"><text:span text:style-name="T208"><text:s text:c="4"/>├── Properties</text:span><text:span text:style-name="T209"/><text:span text:style-name="T210"/></text:p>
            <text:p text:style-name="P97"><text:span text:style-name="T211"><text:s text:c="4"/>├── Reports</text:span><text:span text:style-name="T212"/><text:span text:style-name="T213"/></text:p>
            <text:p text:style-name="P98"><text:span text:style-name="T214"><text:s text:c="4"/>├── Resources</text:span><text:span text:style-name="T215"/><text:span text:style-name="T216"/></text:p>
            <text:p text:style-name="P99"><text:span text:style-name="T217"><text:s text:c="4"/>├── SqlServerTypes</text:span><text:span text:style-name="T218"/><text:span text:style-name="T219"/></text:p>
            <text:p text:style-name="P100"><text:span text:style-name="T220"><text:s text:c="4"/>└── UserControls</text:span><text:span text:style-name="T221"/><text:span text:style-name="T222"/></text:p>
            <text:p text:style-name="P101"><text:span text:style-name="T223"/><text:span text:style-name="T224"/><text:span text:style-name="T225"/></text:p>
            <text:p text:style-name="P102"><text:span text:style-name="T226"/><text:span text:style-name="T227"/><text:span text:style-name="T228"/></text:p>
            <text:p text:style-name="P103"><text:span text:style-name="T229"/><text:span text:style-name="T230"/><text:span text:style-name="T231"/></text:p>
            <text:p text:style-name="P104"><text:span text:style-name="T232"/><text:span text:style-name="T233"/><text:span text:style-name="T234"/></text:p>
            <text:p text:style-name="P105"><text:span text:style-name="T235"/><text:span text:style-name="T236"/><text:span text:style-name="T237"/></text:p>
            <text:p text:style-name="P106"><text:span text:style-name="T238"/><text:span text:style-name="T239"/><text:span text:style-name="T240"/></text:p>
            <text:p text:style-name="P107"><text:span text:style-name="T241"/><text:span text:style-name="T242">Estructura propuesta</text:span><text:span text:style-name="T243"/><text:span text:style-name="T244"/></text:p>
            <text:p text:style-name="P108"><text:span text:style-name="T245">Se propone crear una biblioteca de clases específica para Entidades, llamada ISFDyT 93.Entidades, esta contendría los directorios relacionados a las entidades (Modelos y Enums), moviendo las entidades de ISFDyT93.Datos a</text:span><text:span text:style-name="T246"> ISFDyT 93.Entidades.</text:span><text:span text:style-name="T247"/><text:span text:style-name="T248"/></text:p>
            <text:p text:style-name="P109"><text:span text:style-name="T249">.</text:span><text:span text:style-name="T250"/><text:span text:style-name="T251"/></text:p>
            <text:p text:style-name="P110"><text:span text:style-name="T252"> ├── Base de Datos</text:span><text:span text:style-name="T253"/><text:span text:style-name="T254"/></text:p>
            <text:p text:style-name="P111"><text:span text:style-name="T255"> ├── docs</text:span><text:span text:style-name="T256"/><text:span text:style-name="T257"/></text:p>
            <text:p text:style-name="P112"><text:span text:style-name="T258"> ├── ISFDyT93.Datos</text:span><text:span text:style-name="T259"/><text:span text:style-name="T260"/></text:p>
            <text:p text:style-name="P113"><text:span text:style-name="T261"> │<text:s text:c="3"/>├── Core</text:span><text:span text:style-name="T262"/><text:span text:style-name="T263"/></text:p>
            <text:p text:style-name="P114"><text:span text:style-name="T264"> │<text:s text:c="3"/>├── Daos</text:span><text:span text:style-name="T265"/><text:span text:style-name="T266"/></text:p>
            <text:p text:style-name="P115"><text:span text:style-name="T267"> │<text:s text:c="3"/>├── Enums</text:span><text:span text:style-name="T268"/><text:span text:style-name="T269"/></text:p>
            <text:p text:style-name="P116"><text:span text:style-name="T270"> │<text:s text:c="3"/>└── Properties</text:span><text:span text:style-name="T271"/><text:span text:style-name="T272"/></text:p>
            <text:p text:style-name="P117"><text:span text:style-name="T273"> ├── ISFDyT 93.Entidades</text:span><text:span text:style-name="T274"/><text:span text:style-name="T275"/></text:p>
            <text:p text:style-name="P118"><text:span text:style-name="T276"> │<text:s text:c="3"/>├── Modelos</text:span><text:span text:style-name="T277"/><text:span text:style-name="T278"/></text:p>
            <text:p text:style-name="P119"><text:span text:style-name="T279"> │<text:s text:c="3"/>└── Enums</text:span><text:span text:style-name="T280"/><text:span text:style-name="T281"/></text:p>
            <text:p text:style-name="P120"><text:span text:style-name="T282"> ├── ISFDyT93.Negocio</text:span><text:span text:style-name="T283"/><text:span text:style-name="T284"/></text:p>
            <text:p text:style-name="P121"><text:span text:style-name="T285"> │<text:s text:c="3"/>├── Core</text:span><text:span text:style-name="T286"/><text:span text:style-name="T287"/></text:p>
            <text:p text:style-name="P122"><text:span text:style-name="T288"> │<text:s text:c="3"/>├── Logica</text:span><text:span text:style-name="T289"/><text:span text:style-name="T290"/></text:p>
            <text:p text:style-name="P123"><text:span text:style-name="T291"> │<text:s text:c="3"/>└── Properties</text:span><text:span text:style-name="T292"/><text:span text:style-name="T293"/></text:p>
            <text:p text:style-name="P124"><text:span text:style-name="T294"> ├── ISFDyT93.Tests</text:span><text:span text:style-name="T295"/><text:span text:style-name="T296"/></text:p>
            <text:p text:style-name="P125"><text:span text:style-name="T297"> └── ISFDyT93.Vista</text:span><text:span text:style-name="T298"/><text:span text:style-name="T299"/></text:p>
            <text:p text:style-name="P126"><text:span text:style-name="T300"><text:s text:c="4"/>├── Assets</text:span><text:span text:style-name="T301"/><text:span text:style-name="T302"/></text:p>
            <text:p text:style-name="P127"><text:span text:style-name="T303"><text:s text:c="4"/>├── Core</text:span><text:span text:style-name="T304"/><text:span text:style-name="T305"/></text:p>
            <text:p text:style-name="P128"><text:span text:style-name="T306"><text:s text:c="4"/>│<text:s text:c="3"/>├── DataSource</text:span><text:span text:style-name="T307"/><text:span text:style-name="T308"/></text:p>
            <text:p text:style-name="P129"><text:span text:style-name="T309"><text:s text:c="4"/>│<text:s text:c="3"/>└── Enums</text:span><text:span text:style-name="T310"/><text:span text:style-name="T311"/></text:p>
            <text:p text:style-name="P130"><text:span text:style-name="T312"><text:s text:c="4"/>├── Forms</text:span><text:span text:style-name="T313"/><text:span text:style-name="T314"/></text:p>
            <text:p text:style-name="P131"><text:span text:style-name="T315"><text:s text:c="4"/>│<text:s text:c="3"/>├── Alumnos</text:span><text:span text:style-name="T316"/><text:span text:style-name="T317"/></text:p>
            <text:p text:style-name="P132"><text:span text:style-name="T318"><text:s text:c="4"/>│<text:s text:c="3"/>├── Carreras</text:span><text:span text:style-name="T319"/><text:span text:style-name="T320"/></text:p>
            <text:p text:style-name="P133"><text:span text:style-name="T321"><text:s text:c="4"/>│<text:s text:c="3"/>├── Common</text:span><text:span text:style-name="T322"/><text:span text:style-name="T323"/></text:p>
            <text:p text:style-name="P134"><text:span text:style-name="T324"><text:s text:c="4"/>│<text:s text:c="3"/>├── Componetes</text:span><text:span text:style-name="T325"/><text:span text:style-name="T326"/></text:p>
            <text:p text:style-name="P135"><text:span text:style-name="T327"><text:s text:c="4"/>│<text:s text:c="3"/>├── Configuraciones</text:span><text:span text:style-name="T328"/><text:span text:style-name="T329"/></text:p>
            <text:p text:style-name="P136"><text:span text:style-name="T330"><text:s text:c="4"/>│<text:s text:c="3"/>├── Home</text:span><text:span text:style-name="T331"/><text:span text:style-name="T332"/></text:p>
            <text:p text:style-name="P137"><text:span text:style-name="T333"><text:s text:c="4"/>│<text:s text:c="3"/>└── Personal</text:span><text:span text:style-name="T334"/><text:span text:style-name="T335"/></text:p>
            <text:p text:style-name="P138"><text:span text:style-name="T336"><text:s text:c="4"/>├── Imágenes</text:span><text:span text:style-name="T337"/><text:span text:style-name="T338"/></text:p>
            <text:p text:style-name="P139"><text:span text:style-name="T339"><text:s text:c="4"/>├── Properties</text:span><text:span text:style-name="T340"/><text:span text:style-name="T341"/></text:p>
            <text:p text:style-name="P140"><text:span text:style-name="T342"><text:s text:c="4"/>├── Reports</text:span><text:span text:style-name="T343"/><text:span text:style-name="T344"/></text:p>
            <text:p text:style-name="P141"><text:span text:style-name="T345"><text:s text:c="4"/>├── Resources</text:span><text:span text:style-name="T346"/><text:span text:style-name="T347"/></text:p>
            <text:p text:style-name="P142"><text:span text:style-name="T348"><text:s text:c="4"/>└── UserControls</text:span><text:span text:style-name="T349"/><text:span text:style-name="T350"/></text:p>
            <text:p text:style-name="P143"><text:span text:style-name="T351"/><text:span text:style-name="T352"/><text:span text:style-name="T353"/></text:p>
          </table:table-cell>
        </table:table-row>
        <table:table-row table:style-name="ro9" table:default-cell-style-name="ce15">
          <table:table-cell table:style-name="ce17">
            <text:p text:style-name="P144"><text:span text:style-name="T354"/><text:bookmark-start text:name="_7klqchr4jm38"/><text:span text:style-name="T355"/><text:bookmark-end text:name="_7klqchr4jm38"/><text:span text:style-name="T356">Ticket N°1: Creación de la biblioteca de clases</text:span><text:span text:style-name="T357"/><text:span text:style-name="T358"/></text:p>
            <text:p text:style-name="P145"><text:span text:style-name="T359">Crear el directorio y mover los directorios/archivos requeridos para la separación de los modelos en su totalidad.</text:span><text:span text:style-name="T360"/><text:span text:style-name="T361"/></text:p>
            <text:p text:style-name="P146"><text:span text:style-name="T362"/><text:bookmark-start text:name="_6sp70xxa56x9"/><text:span text:style-name="T363"/><text:bookmark-end text:name="_6sp70xxa56x9"/><text:span text:style-name="T364">Ticket N°2: Realizar pruebas de funcionamiento</text:span><text:span text:style-name="T365"/><text:span text:style-name="T366"/></text:p>
            <text:p text:style-name="P147"><text:span text:style-name="T367">Revisar que los cambios realizados no rompan el proyecto y que las referencias a los modelos hayan sido actualizadas en todo el proyecto.</text:span><text:span text:style-name="T368"/><text:span text:style-name="T369"/></text:p>
            <text:p text:style-name="P148"><text:span text:style-name="T370"/><text:span text:style-name="T371"/><text:span text:style-name="T372"/></text:p>
          </table:table-cell>
        </table:table-row>
      </table:table>
      <text:p text:style-name="P149"><text:span text:style-name="T373"/><text:span text:style-name="T374"/><text:span text:style-name="T375"/></text:p>
      <text:p text:style-name="P150"><text:span text:style-name="T376"/><text:span text:style-name="T377"/><text:span text:style-name="T37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text-align="left" style:tab-stop-distance="36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79">
      <style:paragraph-properties fo:text-align="left"/>
      <style:text-properties fo:font-size="10pt"/>
    </style:style>
    <style:style style:display-name="DStyle_text" style:family="text" style:name="680">
      <style:paragraph-properties/>
    </style:style>
    <style:style style:parent-style-name="740" style:display-name="Heading 7" style:family="paragraph" style:name="681">
      <style:paragraph-properties fo:margin-top="2pt" fo:margin-bottom="0pt"/>
      <style:text-properties fo:color="#595959" fo:font-family="Arial" style:font-family-complex="Arial"/>
    </style:style>
    <style:style style:parent-style-name="740" style:display-name="Heading 8" style:family="paragraph" style:name="682">
      <style:paragraph-properties fo:margin-bottom="0pt"/>
      <style:text-properties fo:color="#272727" fo:font-family="Arial" style:font-family-complex="Arial" fo:font-style="italic"/>
    </style:style>
    <style:style style:parent-style-name="740" style:display-name="Heading 9" style:family="paragraph" style:name="683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84">
      <style:paragraph-properties fo:text-align="left"/>
    </style:style>
    <style:style style:parent-style-name="684" style:display-name="Heading 1 Char" style:family="text" style:name="685">
      <style:paragraph-properties/>
      <style:text-properties fo:color="#0f4761" fo:font-family="Arial" style:font-family-complex="Arial" fo:font-size="20pt" style:font-size-complex="20pt"/>
    </style:style>
    <style:style style:parent-style-name="684" style:display-name="Heading 2 Char" style:family="text" style:name="686">
      <style:paragraph-properties/>
      <style:text-properties fo:color="#0f4761" fo:font-family="Arial" style:font-family-complex="Arial" fo:font-size="16pt" style:font-size-complex="16pt"/>
    </style:style>
    <style:style style:parent-style-name="684" style:display-name="Heading 3 Char" style:family="text" style:name="687">
      <style:paragraph-properties/>
      <style:text-properties fo:color="#0f4761" fo:font-family="Arial" style:font-family-complex="Arial" fo:font-size="14pt" style:font-size-complex="14pt"/>
    </style:style>
    <style:style style:parent-style-name="684" style:display-name="Heading 4 Char" style:family="text" style:name="688">
      <style:paragraph-properties/>
      <style:text-properties fo:color="#0f4761" fo:font-family="Arial" style:font-family-complex="Arial" fo:font-style="italic"/>
    </style:style>
    <style:style style:parent-style-name="684" style:display-name="Heading 5 Char" style:family="text" style:name="689">
      <style:paragraph-properties/>
      <style:text-properties fo:color="#0f4761" fo:font-family="Arial" style:font-family-complex="Arial"/>
    </style:style>
    <style:style style:parent-style-name="684" style:display-name="Heading 6 Char" style:family="text" style:name="690">
      <style:paragraph-properties/>
      <style:text-properties fo:color="#595959" fo:font-family="Arial" style:font-family-complex="Arial" fo:font-style="italic"/>
    </style:style>
    <style:style style:parent-style-name="684" style:display-name="Heading 7 Char" style:family="text" style:name="691">
      <style:paragraph-properties/>
      <style:text-properties fo:color="#595959" fo:font-family="Arial" style:font-family-complex="Arial"/>
    </style:style>
    <style:style style:parent-style-name="684" style:display-name="Heading 8 Char" style:family="text" style:name="692">
      <style:paragraph-properties/>
      <style:text-properties fo:color="#272727" fo:font-family="Arial" style:font-family-complex="Arial" fo:font-style="italic"/>
    </style:style>
    <style:style style:parent-style-name="684" style:display-name="Heading 9 Char" style:family="text" style:name="693">
      <style:paragraph-properties/>
      <style:text-properties fo:color="#272727" fo:font-family="Arial" style:font-family-complex="Arial" fo:font-style="italic"/>
    </style:style>
    <style:style style:parent-style-name="684" style:display-name="Title Char" style:family="text" style:name="694">
      <style:paragraph-properties/>
      <style:text-properties fo:font-family="Arial" style:font-family-complex="Arial" fo:font-size="28pt" style:font-size-complex="28pt" fo:letter-spacing="-0.5pt"/>
    </style:style>
    <style:style style:parent-style-name="684" style:display-name="Subtitle Char" style:family="text" style:name="695">
      <style:paragraph-properties/>
      <style:text-properties fo:color="#595959" fo:font-size="14pt" style:font-size-complex="14pt" fo:letter-spacing="0.75pt"/>
    </style:style>
    <style:style style:parent-style-name="740" style:display-name="Quote" style:family="paragraph" style:name="696">
      <style:paragraph-properties fo:text-align="center" fo:margin-top="8pt"/>
      <style:text-properties fo:color="#404040" fo:font-style="italic"/>
    </style:style>
    <style:style style:parent-style-name="684" style:display-name="Quote Char" style:family="text" style:name="697">
      <style:paragraph-properties/>
      <style:text-properties fo:color="#404040" fo:font-style="italic"/>
    </style:style>
    <style:style style:parent-style-name="740" style:display-name="List Paragraph" style:family="paragraph" style:name="698">
      <style:paragraph-properties fo:margin-left="1.27cm" fo:margin-right="0cm" fo:text-indent="0cm"/>
    </style:style>
    <style:style style:parent-style-name="684" style:display-name="Intense Emphasis" style:family="text" style:name="699">
      <style:paragraph-properties/>
      <style:text-properties fo:color="#0f4761" fo:font-style="italic"/>
    </style:style>
    <style:style style:parent-style-name="740" style:display-name="Intense Quote" style:family="paragraph" style:name="700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84" style:display-name="Intense Quote Char" style:family="text" style:name="701">
      <style:paragraph-properties/>
      <style:text-properties fo:color="#0f4761" fo:font-style="italic"/>
    </style:style>
    <style:style style:parent-style-name="684" style:display-name="Intense Reference" style:family="text" style:name="702">
      <style:paragraph-properties/>
      <style:text-properties fo:font-variant="small-caps" fo:color="#0f4761" fo:letter-spacing="0.25pt" fo:font-weight="bold"/>
    </style:style>
    <style:style style:parent-style-name="740" style:display-name="No Spacing" style:family="paragraph" style:name="703">
      <style:paragraph-properties fo:line-height="100%" fo:margin-bottom="0pt"/>
    </style:style>
    <style:style style:parent-style-name="684" style:display-name="Subtle Emphasis" style:family="text" style:name="704">
      <style:paragraph-properties/>
      <style:text-properties fo:color="#404040" fo:font-style="italic"/>
    </style:style>
    <style:style style:parent-style-name="684" style:display-name="Emphasis" style:family="text" style:name="705">
      <style:paragraph-properties/>
      <style:text-properties fo:font-style="italic"/>
    </style:style>
    <style:style style:parent-style-name="684" style:display-name="Strong" style:family="text" style:name="706">
      <style:paragraph-properties/>
      <style:text-properties fo:font-weight="bold"/>
    </style:style>
    <style:style style:parent-style-name="684" style:display-name="Subtle Reference" style:family="text" style:name="707">
      <style:paragraph-properties/>
      <style:text-properties fo:font-variant="small-caps" fo:color="#5a5a5a"/>
    </style:style>
    <style:style style:parent-style-name="684" style:display-name="Book Title" style:family="text" style:name="708">
      <style:paragraph-properties/>
      <style:text-properties fo:letter-spacing="0.25pt" fo:font-style="italic" fo:font-weight="bold"/>
    </style:style>
    <style:style style:parent-style-name="684" style:display-name="Header Char" style:family="text" style:name="709">
      <style:paragraph-properties/>
    </style:style>
    <style:style style:parent-style-name="740" style:display-name="Footer" style:family="paragraph" style:name="710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84" style:display-name="Footer Char" style:family="text" style:name="711">
      <style:paragraph-properties/>
    </style:style>
    <style:style style:parent-style-name="740" style:display-name="footnote text" style:family="paragraph" style:name="712">
      <style:paragraph-properties fo:line-height="100%" fo:margin-bottom="0pt"/>
      <style:text-properties fo:font-size="10pt" style:font-size-complex="10pt"/>
    </style:style>
    <style:style style:parent-style-name="684" style:display-name="Footnote Text Char" style:family="text" style:name="713">
      <style:paragraph-properties/>
      <style:text-properties fo:font-size="10pt" style:font-size-complex="10pt"/>
    </style:style>
    <style:style style:parent-style-name="684" style:display-name="footnote reference" style:family="text" style:name="714">
      <style:paragraph-properties/>
      <style:text-properties style:text-position="super 58%"/>
    </style:style>
    <style:style style:parent-style-name="740" style:display-name="endnote text" style:family="paragraph" style:name="715">
      <style:paragraph-properties fo:line-height="100%" fo:margin-bottom="0pt"/>
      <style:text-properties fo:font-size="10pt" style:font-size-complex="10pt"/>
    </style:style>
    <style:style style:parent-style-name="684" style:display-name="Endnote Text Char" style:family="text" style:name="716">
      <style:paragraph-properties/>
      <style:text-properties fo:font-size="10pt" style:font-size-complex="10pt"/>
    </style:style>
    <style:style style:parent-style-name="684" style:display-name="endnote reference" style:family="text" style:name="717">
      <style:paragraph-properties/>
      <style:text-properties style:text-position="super 58%"/>
    </style:style>
    <style:style style:parent-style-name="684" style:display-name="Hyperlink" style:family="text" style:name="718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79" style:display-name="Internet link" style:family="text" style:name="719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4" style:display-name="FollowedHyperlink" style:family="text" style:name="720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40" style:display-name="toc 1" style:family="paragraph" style:name="721">
      <style:paragraph-properties fo:margin-bottom="5pt"/>
    </style:style>
    <style:style style:parent-style-name="740" style:display-name="toc 2" style:family="paragraph" style:name="722">
      <style:paragraph-properties fo:margin-left="0.3881cm" fo:margin-right="0cm" fo:text-indent="0cm" fo:margin-bottom="5pt"/>
    </style:style>
    <style:style style:parent-style-name="740" style:display-name="toc 3" style:family="paragraph" style:name="723">
      <style:paragraph-properties fo:margin-left="0.7762cm" fo:margin-right="0cm" fo:text-indent="0cm" fo:margin-bottom="5pt"/>
    </style:style>
    <style:style style:parent-style-name="740" style:display-name="toc 4" style:family="paragraph" style:name="724">
      <style:paragraph-properties fo:margin-left="1.164cm" fo:margin-right="0cm" fo:text-indent="0cm" fo:margin-bottom="5pt"/>
    </style:style>
    <style:style style:parent-style-name="740" style:display-name="toc 5" style:family="paragraph" style:name="725">
      <style:paragraph-properties fo:margin-left="1.552cm" fo:margin-right="0cm" fo:text-indent="0cm" fo:margin-bottom="5pt"/>
    </style:style>
    <style:style style:parent-style-name="740" style:display-name="toc 6" style:family="paragraph" style:name="726">
      <style:paragraph-properties fo:margin-left="1.94cm" fo:margin-right="0cm" fo:text-indent="0cm" fo:margin-bottom="5pt"/>
    </style:style>
    <style:style style:parent-style-name="740" style:display-name="toc 7" style:family="paragraph" style:name="727">
      <style:paragraph-properties fo:margin-left="2.328cm" fo:margin-right="0cm" fo:text-indent="0cm" fo:margin-bottom="5pt"/>
    </style:style>
    <style:style style:parent-style-name="740" style:display-name="toc 8" style:family="paragraph" style:name="728">
      <style:paragraph-properties fo:margin-left="2.717cm" fo:margin-right="0cm" fo:text-indent="0cm" fo:margin-bottom="5pt"/>
    </style:style>
    <style:style style:parent-style-name="740" style:display-name="toc 9" style:family="paragraph" style:name="729">
      <style:paragraph-properties fo:margin-left="3.105cm" fo:margin-right="0cm" fo:text-indent="0cm" fo:margin-bottom="5pt"/>
    </style:style>
    <style:style style:parent-style-name="684" style:display-name="Placeholder Text" style:family="text" style:name="730">
      <style:paragraph-properties/>
      <style:text-properties fo:color="#666666"/>
    </style:style>
    <style:style style:parent-style-name="679" style:display-name="TOC Heading" style:family="paragraph" style:name="731">
      <style:paragraph-properties/>
    </style:style>
    <style:style style:parent-style-name="740" style:display-name="table of figures" style:family="paragraph" style:name="732">
      <style:paragraph-properties fo:margin-bottom="0pt"/>
    </style:style>
    <style:style style:parent-style-name="679" style:display-name="DStyle_paragraph" style:family="paragraph" style:name="733">
      <style:paragraph-properties/>
      <style:text-properties fo:color="#000000" fo:font-family="Arial" style:font-family-complex="Arial" fo:font-size="11pt" style:font-size-complex="11pt" style:language-complex="hi" style:country-complex="IN"/>
    </style:style>
    <style:style style:parent-style-name="733" style:display-name="Standard" style:family="paragraph" style:name="734">
      <style:paragraph-properties fo:line-height="115%"/>
      <style:text-properties/>
    </style:style>
    <style:style style:parent-style-name="734" style:display-name="Heading" style:family="paragraph" style:name="735">
      <style:paragraph-properties fo:margin-top="12pt" fo:margin-bottom="6pt"/>
      <style:text-properties fo:font-family="Liberation Sans" style:font-family-complex="Liberation Sans" fo:font-size="14pt" style:font-size-complex="14pt"/>
    </style:style>
    <style:style style:parent-style-name="734" style:display-name="Text body" style:family="paragraph" style:name="736">
      <style:paragraph-properties fo:line-height="115%" fo:margin-top="0pt" fo:margin-bottom="7pt"/>
      <style:text-properties/>
    </style:style>
    <style:style style:parent-style-name="736" style:display-name="List" style:family="paragraph" style:name="737">
      <style:paragraph-properties/>
    </style:style>
    <style:style style:parent-style-name="734" style:display-name="Caption" style:family="paragraph" style:name="738">
      <style:paragraph-properties fo:margin-top="6pt" fo:margin-bottom="6pt"/>
      <style:text-properties fo:font-size="12pt" style:font-size-complex="12pt" fo:font-style="italic"/>
    </style:style>
    <style:style style:parent-style-name="734" style:display-name="Index" style:family="paragraph" style:name="739">
      <style:paragraph-properties/>
    </style:style>
    <style:style style:parent-style-name="733" style:class="default" style:display-name="Normal" style:family="paragraph" style:name="740">
      <style:paragraph-properties fo:text-align="left"/>
      <style:text-properties/>
    </style:style>
    <style:style style:parent-style-name="740" style:display-name="Heading 1" style:family="paragraph" style:name="741">
      <style:paragraph-properties fo:line-height="100%" fo:margin-top="20pt" fo:margin-bottom="6pt"/>
      <style:text-properties fo:font-size="20pt" style:font-size-complex="20pt"/>
    </style:style>
    <style:style style:parent-style-name="740" style:display-name="Heading 2" style:family="paragraph" style:name="742">
      <style:paragraph-properties fo:line-height="100%" fo:margin-top="18pt" fo:margin-bottom="4pt"/>
      <style:text-properties fo:font-family="Calibri" style:font-family-complex="Calibri" fo:font-size="18pt" style:font-size-complex="18pt" fo:font-weight="bold"/>
    </style:style>
    <style:style style:parent-style-name="740" style:display-name="Heading 3" style:family="paragraph" style:name="743">
      <style:paragraph-properties fo:line-height="100%" fo:margin-top="16pt" fo:margin-bottom="4pt"/>
      <style:text-properties fo:font-size="14pt" style:font-size-complex="14pt" fo:font-weight="bold"/>
    </style:style>
    <style:style style:parent-style-name="740" style:display-name="Heading 4" style:family="paragraph" style:name="744">
      <style:paragraph-properties fo:line-height="100%" fo:margin-top="14pt" fo:margin-bottom="4pt"/>
      <style:text-properties fo:color="#666666" fo:font-size="12pt" style:font-size-complex="12pt"/>
    </style:style>
    <style:style style:parent-style-name="740" style:display-name="Heading 5" style:family="paragraph" style:name="745">
      <style:paragraph-properties fo:line-height="100%" fo:margin-top="12pt" fo:margin-bottom="4pt"/>
      <style:text-properties fo:color="#666666" fo:font-size="11pt" style:font-size-complex="11pt"/>
    </style:style>
    <style:style style:parent-style-name="740" style:display-name="Heading 6" style:family="paragraph" style:name="746">
      <style:paragraph-properties fo:line-height="100%" fo:margin-top="12pt" fo:margin-bottom="4pt"/>
      <style:text-properties fo:color="#666666" fo:font-size="11pt" style:font-size-complex="11pt" fo:font-style="italic"/>
    </style:style>
    <style:style style:parent-style-name="740" style:display-name="Title" style:family="paragraph" style:name="747">
      <style:paragraph-properties fo:line-height="100%" fo:margin-top="0pt" fo:margin-bottom="3pt"/>
      <style:text-properties fo:font-size="26pt" style:font-size-complex="26pt"/>
    </style:style>
    <style:style style:parent-style-name="740" style:display-name="Subtitle" style:family="paragraph" style:name="748">
      <style:paragraph-properties fo:line-height="100%" fo:margin-top="0pt" fo:margin-bottom="16pt"/>
      <style:text-properties fo:color="#666666" fo:font-family="Arial" style:font-family-complex="Arial" fo:font-size="15pt" style:font-size-complex="15pt" fo:font-style="normal"/>
    </style:style>
    <style:style style:parent-style-name="734" style:display-name="Header" style:family="paragraph" style:name="749">
      <style:paragraph-properties/>
    </style:style>
    <style:style style:parent-style-name="740" style:display-name="T1" style:family="text" style:name="750">
      <style:paragraph-properties/>
    </style:style>
    <style:style style:parent-style-name="740" style:display-name="T2" style:family="text" style:name="751">
      <style:paragraph-properties/>
    </style:style>
    <style:style style:parent-style-name="740" style:display-name="T3" style:family="text" style:name="752">
      <style:paragraph-properties/>
    </style:style>
    <style:style style:parent-style-name="740" style:display-name="T4" style:family="text" style:name="753">
      <style:paragraph-properties/>
    </style:style>
    <style:style style:parent-style-name="740" style:display-name="T5" style:family="text" style:name="754">
      <style:paragraph-properties/>
    </style:style>
    <style:style style:parent-style-name="740" style:display-name="T6" style:family="text" style:name="755">
      <style:paragraph-properties/>
    </style:style>
    <style:style style:parent-style-name="740" style:display-name="T7" style:family="text" style:name="756">
      <style:paragraph-properties/>
    </style:style>
    <style:style style:parent-style-name="740" style:display-name="T8" style:family="text" style:name="757">
      <style:paragraph-properties/>
    </style:style>
    <style:style style:parent-style-name="740" style:display-name="T9" style:family="text" style:name="758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.27cm" fo:margin-bottom="2.54cm" fo:margin-left="2.54cm" fo:margin-right="2.54cm"/>
    </style:page-layout>
    <style:page-layout style:name="Mpm2">
      <style:page-layout-properties fo:page-width="21cm" fo:page-height="29.7cm" style:print-orientation="portrait" fo:margin-top="1.27cm" fo:margin-bottom="2.54cm" fo:margin-left="2.54cm" fo:margin-right="2.54cm"/>
      <style:header-style>
        <style:header-footer-properties svg:height="2.54cm" fo:min-height="1.27cm"/>
      </style:header-style>
    </style:page-layout>
    <style:page-layout style:name="Mpm3">
      <style:page-layout-properties fo:page-width="21cm" fo:page-height="29.7cm" style:print-orientation="portrait" fo:margin-top="1.27cm" fo:margin-bottom="2.54cm" fo:margin-left="2.54cm" fo:margin-right="2.54cm"/>
      <style:header-style>
        <style:header-footer-properties svg:height="2.54cm" fo:min-height="1.27cm"/>
      </style:header-style>
    </style:page-layout>
    <style:style style:parent-style-name="734" style:family="paragraph" style:name="P41">
      <style:paragraph-properties/>
      <style:text-properties/>
    </style:style>
    <style:style style:parent-style-name="734" style:family="paragraph" style:name="P42">
      <style:paragraph-properties/>
      <style:text-properties/>
    </style:style>
    <style:style style:parent-style-name="734" style:family="paragraph" style:name="P64">
      <style:paragraph-properties/>
      <style:text-properties/>
    </style:style>
    <style:style style:parent-style-name="734" style:family="paragraph" style:name="P65">
      <style:paragraph-properties/>
      <style:text-properties/>
    </style:style>
  </office:automatic-styles>
  <office:master-styles>
    <style:master-page style:name="Standard" style:page-layout-name="Mpm1"/>
    <style:master-page style:name="MasterPage2" style:page-layout-name="Mpm2">
      <style:header>
        <text:p text:style-name="P41"><text:span/><text:span/></text:p>
        <text:p text:style-name="P42"><text:span/><text:span/></text:p>
      </style:header>
    </style:master-page>
    <style:master-page style:name="MasterPage3" style:page-layout-name="Mpm3">
      <style:header>
        <text:p text:style-name="P64"><text:span/><text:span/></text:p>
        <text:p text:style-name="P6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3.1.8</meta:generator>
  </office:meta>
</office:document-meta>
</file>